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28.86mm"/>
    </style:style>
    <style:style style:name="co12" style:family="table-column">
      <style:table-column-properties fo:break-before="auto" style:column-width="37.85mm"/>
    </style:style>
    <style:style style:name="co13" style:family="table-column">
      <style:table-column-properties fo:break-before="auto" style:column-width="28.59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41.2mm"/>
    </style:style>
    <style:style style:name="co16" style:family="table-column">
      <style:table-column-properties fo:break-before="auto" style:column-width="95.94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35.75mm"/>
    </style:style>
    <style:style style:name="co20" style:family="table-column">
      <style:table-column-properties fo:break-before="auto" style:column-width="26.76mm"/>
    </style:style>
    <style:style style:name="co21" style:family="table-column">
      <style:table-column-properties fo:break-before="auto" style:column-width="46.11mm"/>
    </style:style>
    <style:style style:name="co22" style:family="table-column">
      <style:table-column-properties fo:break-before="auto" style:column-width="28.95mm"/>
    </style:style>
    <style:style style:name="co2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66ccff" style:rotation-align="none"/>
      <style:text-properties style:text-position="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6">
      <style:table-cell-properties style:rotation-align="none"/>
      <style:text-properties style:text-position=""/>
    </style:style>
    <style:style style:name="ce15" style:family="table-cell" style:parent-style-name="Default" style:data-style-name="N2">
      <style:table-cell-properties style:rotation-align="none"/>
      <style:text-properties style:text-position=""/>
    </style:style>
    <style:style style:name="ce16" style:family="table-cell" style:parent-style-name="Default" style:data-style-name="N117">
      <style:table-cell-properties style:rotation-align="none"/>
      <style:text-properties style:text-position=""/>
    </style:style>
    <style:style style:name="ce17" style:family="table-cell" style:parent-style-name="Default" style:data-style-name="N118">
      <style:table-cell-properties style:rotation-align="none"/>
      <style:text-properties style:text-position="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6ccff" style:rotation-align="none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6">
      <style:table-cell-properties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Default" style:data-style-name="N117">
      <style:table-cell-properties style:rotation-align="none"/>
    </style:style>
    <style:style style:name="ce34" style:family="table-cell" style:parent-style-name="Default" style:data-style-name="N118">
      <style:table-cell-properties style:rotation-align="none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d966" style:rotation-align="none"/>
    </style:style>
    <style:style style:name="ce41" style:family="table-cell" style:parent-style-name="Default">
      <style:table-cell-properties fo:background-color="#a9d18e" style:rotation-align="none"/>
    </style:style>
    <style:style style:name="ce42" style:family="table-cell" style:parent-style-name="Default">
      <style:table-cell-properties fo:border-bottom="1.76pt solid #000000" fo:background-color="#ffd966" style:diagonal-bl-tr="none" style:diagonal-tl-br="none" fo:border-left="none" fo:border-right="none" style:rotation-align="none" fo:border-top="none"/>
    </style:style>
    <style:style style:name="ce43" style:family="table-cell" style:parent-style-name="Default" style:data-style-name="N120">
      <style:table-cell-properties fo:background-color="#a9d18e" style:rotation-align="none"/>
    </style:style>
    <style:style style:name="ce44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ackground-color="#9dc3e6" style:diagonal-bl-tr="none" style:diagonal-tl-br="none" fo:border="none" style:rotation-align="none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9dc3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cc00" style:rotation-align="none"/>
    </style:style>
    <style:style style:name="ce52" style:family="table-cell" style:parent-style-name="Default" style:data-style-name="N61">
      <style:table-cell-properties fo:background-color="#00cc00" style:rotation-align="none"/>
    </style:style>
    <style:style style:name="ce53" style:family="table-cell" style:parent-style-name="Default" style:data-style-name="N120">
      <style:table-cell-properties fo:background-color="#ccff00" style:rotation-align="none"/>
    </style:style>
    <style:style style:name="ce54" style:family="table-cell" style:parent-style-name="Default">
      <style:table-cell-properties fo:background-color="#9dc3e6" style:rotation-align="none"/>
    </style:style>
    <style:style style:name="ce5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fo:background-color="#9dc3e6" style:rotation-align="none"/>
    </style:style>
    <style:style style:name="ce57" style:family="table-cell" style:parent-style-name="Default">
      <style:table-cell-properties fo:background-color="#ff0000" style:rotation-align="none"/>
    </style:style>
    <style:style style:name="ce58" style:family="table-cell" style:parent-style-name="Default" style:data-style-name="N2">
      <style:table-cell-properties fo:background-color="#ff0000" style:rotation-align="none"/>
    </style:style>
    <style:style style:name="ce59" style:family="table-cell" style:parent-style-name="Default" style:data-style-name="N121">
      <style:table-cell-properties fo:background-color="#9dc3e6" style:rotation-align="none"/>
    </style:style>
    <style:style style:name="ce60" style:family="table-cell" style:parent-style-name="Default" style:data-style-name="N120">
      <style:table-cell-properties style:rotation-align="none"/>
    </style:style>
    <style:style style:name="ce61" style:family="table-cell" style:parent-style-name="Default" style:data-style-name="N61">
      <style:table-cell-properties style:rotation-align="none"/>
    </style:style>
    <style:style style:name="ce62" style:family="table-cell" style:parent-style-name="Default" style:data-style-name="N12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4" style:family="table-cell" style:parent-style-name="Default" style:data-style-name="N121">
      <style:table-cell-properties style:rotation-align="none"/>
    </style:style>
    <style:style style:name="ce65" style:family="table-cell" style:parent-style-name="Default" style:data-style-name="N12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 style:data-style-name="N118">
      <style:table-cell-properties fo:border-bottom="1.76pt solid #000000" fo:background-color="#ff0000" style:diagonal-bl-tr="none" style:diagonal-tl-br="none" fo:border-left="none" fo:border-right="none" style:rotation-align="none" fo:border-top="none"/>
    </style:style>
    <style:style style:name="ce67" style:family="table-cell" style:parent-style-name="Default">
      <style:table-cell-properties fo:background-color="#b4c7e7" style:diagonal-bl-tr="none" style:diagonal-tl-br="none" fo:border="none" style:rotation-align="none"/>
    </style:style>
    <style:style style:name="ce68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69" style:family="table-cell" style:parent-style-name="Default">
      <style:table-cell-properties fo:background-color="#ffd966" style:diagonal-bl-tr="none" style:diagonal-tl-br="none" fo:border="none" style:rotation-align="none"/>
    </style:style>
    <style:style style:name="ce70" style:family="table-cell" style:parent-style-name="Default">
      <style:table-cell-properties fo:background-color="#92d050" style:rotation-align="none"/>
    </style:style>
    <style:style style:name="ce71" style:family="table-cell" style:parent-style-name="Default">
      <style:table-cell-properties fo:border-bottom="1.76pt solid #000000" fo:background-color="#92d050" style:diagonal-bl-tr="none" style:diagonal-tl-br="none" fo:border-left="none" fo:border-right="none" style:rotation-align="none" fo:border-top="none"/>
    </style:style>
    <style:style style:name="ce72" style:family="table-cell" style:parent-style-name="Default" style:data-style-name="N120">
      <style:table-cell-properties fo:background-color="#9dc3e6" style:rotation-align="none"/>
    </style:style>
    <style:style style:name="ce73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61">
      <style:table-cell-properties fo:background-color="#ff0000" style:rotation-align="none"/>
    </style:style>
    <style:style style:name="ce76" style:family="table-cell" style:parent-style-name="Default">
      <style:table-cell-properties fo:border-bottom="1.76pt solid #000000" fo:background-color="#ff0000" style:diagonal-bl-tr="none" style:diagonal-tl-br="none" fo:border-left="none" fo:border-right="none" style:rotation-align="none" fo:border-top="none"/>
    </style:style>
    <style:style style:name="ce77" style:family="table-cell" style:parent-style-name="Default" style:data-style-name="N120">
      <style:table-cell-properties fo:background-color="#ffd966" style:diagonal-bl-tr="none" style:diagonal-tl-br="none" fo:border="none" style:rotation-align="none"/>
    </style:style>
    <style:style style:name="ce78" style:family="table-cell" style:parent-style-name="Default" style:data-style-name="N120">
      <style:table-cell-properties style:diagonal-bl-tr="none" style:diagonal-tl-br="none" fo:border="none" style:rotation-align="none"/>
    </style:style>
    <style:style style:name="ce79" style:family="table-cell" style:parent-style-name="Default" style:data-style-name="N2">
      <style:table-cell-properties fo:background-color="#ffd966" style:rotation-align="none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22">
      <style:table-cell-properties style:rotation-align="none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19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11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119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1">
      <style:table-cell-properties style:rotation-align="none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1.6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0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0mm" fo:min-height="7.7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-33% 58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color="#000000" style:text-outline="false" style:text-line-through-style="none" style:text-line-through-type="none" style:text-position="-33% 58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size-asian="11pt" style:font-size-complex="11pt" style:font-weight-asian="normal" style:font-weight-complex="normal" style:font-style-asian="italic" style:font-style-complex="italic" style:text-position="-33% 58%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4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-33% 58%"/>
    </style:style>
  </office:automatic-styles>
  <office:body>
    <office:spreadsheet>
      <table:calculation-settings table:automatic-find-labels="false"/>
      <table:table table:name="Petersen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cess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SAC</text:p>
          </table:table-cell>
          <table:table-cell table:style-name="ce5" office:value-type="string" calcext:value-type="string">
            <text:p>SIC</text:p>
          </table:table-cell>
          <table:table-cell table:style-name="ce5" office:value-type="string" calcext:value-type="string">
            <text:p>SH2</text:p>
          </table:table-cell>
          <table:table-cell table:style-name="ce5" office:value-type="string" calcext:value-type="string">
            <text:p>SIN</text:p>
          </table:table-cell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XPB</text:p>
          </table:table-cell>
          <table:table-cell table:style-name="ce5" office:value-type="string" calcext:value-type="string">
            <text:p>XS</text:p>
          </table:table-cell>
          <table:table-cell table:style-name="ce5" office:value-type="string" calcext:value-type="string">
            <text:p>XI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ydrolysis/fermentation</text:p>
          </table:table-cell>
          <table:table-cell office:value-type="string" calcext:value-type="string">
            <text:p>fSSXS</text:p>
          </table:table-cell>
          <table:table-cell office:value-type="string" calcext:value-type="string">
            <text:p>fSAXS</text:p>
          </table:table-cell>
          <table:table-cell office:value-type="string" calcext:value-type="string">
            <text:p>fICXS</text:p>
          </table:table-cell>
          <table:table-cell office:value-type="string" calcext:value-type="string">
            <text:p>fH2XS</text:p>
          </table:table-cell>
          <table:table-cell office:value-type="string" calcext:value-type="string">
            <text:p>fINXS</text:p>
          </table:table-cell>
          <table:table-cell office:value-type="string" calcext:value-type="string">
            <text:p>fIPXS</text:p>
          </table:table-cell>
          <table:table-cell office:value-type="string" calcext:value-type="string">
            <text:p>fSIX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XIXS</text:p>
          </table:table-cell>
          <table:table-cell office:value-type="string" calcext:value-type="string">
            <text:p>khydXC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cetate uptak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C,ph,ac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- fN,BYPB,ph</text:p>
          </table:table-cell>
          <table:table-cell office:value-type="string" calcext:value-type="string">
            <text:p>-fP,BYPB,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ac(Sac/KSac+Sac)XPBIFAIINIIPI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Photoheterotrophic uptak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C,ph,Ss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- fN,BYPB,ph</text:p>
          </table:table-cell>
          <table:table-cell office:value-type="string" calcext:value-type="string">
            <text:p>-fP,BYPB,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Ss,ph(Ss/KSSs+Ss)(SIC/KSIC+SIC)XPBIFAIINIIPI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hemoheterotrophic uptak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1- YPB,ch ) fac,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- YPB,ch) fh2,ch</text:p>
          </table:table-cell>
          <table:table-cell office:value-type="string" calcext:value-type="string">
            <text:p>- fN,BYPB,ch</text:p>
          </table:table-cell>
          <table:table-cell office:value-type="string" calcext:value-type="string">
            <text:p>-fP,BYPB,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Ss,ch (Ss/KSSs+Ss) XPBIFAIINIIP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utotrophic upta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fIC,a</text:p>
          </table:table-cell>
          <table:table-cell office:value-type="string" calcext:value-type="string">
            <text:p>-fh2,a</text:p>
          </table:table-cell>
          <table:table-cell office:value-type="string" calcext:value-type="string">
            <text:p>- fN,BYPB,a</text:p>
          </table:table-cell>
          <table:table-cell office:value-type="string" calcext:value-type="string">
            <text:p>-fP,BYPB,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ic(SIC/KSIC+SIC)(Sh2/KSh2+Sh2) XPBIFAIINIIPIe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Decay of XPB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c,XPBXPB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Soluble substrate (mg COD/L)</text:p>
          </table:table-cell>
          <table:table-cell table:style-name="ce6" office:value-type="string" calcext:value-type="string">
            <text:p>Acetate (mg COD/L)</text:p>
          </table:table-cell>
          <table:table-cell table:style-name="ce6" office:value-type="string" calcext:value-type="string">
            <text:p>Inorganic carbon (mol C_HCO3/L)</text:p>
          </table:table-cell>
          <table:table-cell table:style-name="ce6" office:value-type="string" calcext:value-type="string">
            <text:p>H2 (mg COD/L)</text:p>
          </table:table-cell>
          <table:table-cell table:style-name="ce6" office:value-type="string" calcext:value-type="string">
            <text:p>Inorganic nitrogen (mg N_NH4/L)</text:p>
          </table:table-cell>
          <table:table-cell table:style-name="ce6" office:value-type="string" calcext:value-type="string">
            <text:p>Inorganic phosphorous (mg P_PO4/L)</text:p>
          </table:table-cell>
          <table:table-cell table:style-name="ce6" office:value-type="string" calcext:value-type="string">
            <text:p>Soluble inert (mg COD/L)</text:p>
          </table:table-cell>
          <table:table-cell table:style-name="ce6" office:value-type="string" calcext:value-type="string">
            <text:p>Phototrophic biomass (mg COD/L)</text:p>
          </table:table-cell>
          <table:table-cell table:style-name="ce6" office:value-type="string" calcext:value-type="string">
            <text:p>Composite biomass (mg COD/L)</text:p>
          </table:table-cell>
          <table:table-cell table:style-name="ce6" office:value-type="string" calcext:value-type="string">
            <text:p>Particulate inert (mg COD/L)</text:p>
          </table:table-cell>
          <table:table-cell table:style-name="ce6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4">
          <table:table-cell/>
          <table:table-cell table:style-name="ce4" office:value-type="string" calcext:value-type="string">
            <text:p>(1) Hydrogen production is completely inhibited under an ammonium feed situation</text:p>
          </table:table-cell>
          <table:table-cell table:number-columns-repeated="12"/>
        </table:table-row>
      </table:table>
      <table:table table:name="stateVariables" table:style-name="ta1">
        <table:table-column table:style-name="co1" table:default-cell-style-name="ce8"/>
        <table:table-column table:style-name="co12" table:default-cell-style-name="ce8"/>
        <table:table-column table:style-name="co13" table:default-cell-style-name="ce1"/>
        <table:table-column table:style-name="co1" table:default-cell-style-name="ce1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Name in PAM1.m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4">
          <table:table-cell table:style-name="ce7" office:value-type="string" calcext:value-type="string" table:number-columns-spanned="4" table:number-rows-spanned="1">
            <text:p>SOLUBLE COMPONENTS</text:p>
          </table:table-cell>
          <table:covered-table-cell table:style-name="ce7"/>
          <table:covered-table-cell table:number-columns-repeated="2" table:style-name="ce9"/>
        </table:table-row>
        <table:table-row table:style-name="ro4">
          <table:table-cell table:style-name="ce7" table:number-columns-repeated="2"/>
          <table:table-cell table:style-name="ce9" table:number-columns-repeated="2"/>
        </table:table-row>
        <table:table-row table:style-name="ro5">
          <table:table-cell office:value-type="string" calcext:value-type="string">
            <text:p><text:span text:style-name="T4">S</text:span><text:span text:style-name="T5">s</text:span>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soluble organic substrate excluding acetate</text:p>
          </table:table-cell>
        </table:table-row>
        <table:table-row table:style-name="ro6">
          <table:table-cell office:value-type="string" calcext:value-type="string">
            <text:p><text:span text:style-name="T4">S</text:span><text:span text:style-name="T5">Ac</text:span>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acet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C</text:span>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mol C_HCO3/L</text:p>
          </table:table-cell>
          <table:table-cell office:value-type="string" calcext:value-type="string">
            <text:p>Concentration of inorganic carbon as bicarbon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h2</text:span>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hydrogen as COD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N</text:span>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Concentration of inorganic nitrogen as ammonia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P</text:span>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mg P_PO4/L</text:p>
          </table:table-cell>
          <table:table-cell office:value-type="string" calcext:value-type="string">
            <text:p>Concentration of inorganic phosphorus as phosph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soluble inerts</text:p>
          </table:table-cell>
        </table:table-row>
        <table:table-row table:style-name="ro4">
          <table:table-cell table:style-name="ce7" office:value-type="string" calcext:value-type="string" table:number-columns-spanned="4" table:number-rows-spanned="1">
            <text:p>PARTICULATE COMPONENTS</text:p>
          </table:table-cell>
          <table:covered-table-cell table:style-name="ce7"/>
          <table:covered-table-cell table:number-columns-repeated="2" table:style-name="ce9"/>
        </table:table-row>
        <table:table-row table:style-name="ro5">
          <table:table-cell office:value-type="string" calcext:value-type="string">
            <text:p><text:span text:style-name="T4">X</text:span><text:span text:style-name="T5">PB</text:span></text:p>
          </table:table-cell>
          <table:table-cell office:value-type="string" calcext:value-type="string">
            <text:p>XPB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PPB biomass</text:p>
          </table:table-cell>
        </table:table-row>
        <table:table-row table:style-name="ro6">
          <table:table-cell office:value-type="string" calcext:value-type="string">
            <text:p><text:span text:style-name="T4">X</text:span><text:span text:style-name="T5">s</text:span>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composites, including inactive biomass and particulate substrate</text:p>
          </table:table-cell>
        </table:table-row>
        <table:table-row table:style-name="ro5">
          <table:table-cell office:value-type="string" calcext:value-type="string">
            <text:p><text:span text:style-name="T4">X</text:span><text:span text:style-name="T5">I</text:span>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particulate inerts</text:p>
          </table:table-cell>
        </table:table-row>
      </table:table>
      <table:table table:name="Parameters" table:style-name="ta1"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4"/>
        <table:table-column table:style-name="co1" table:default-cell-style-name="ce14"/>
        <table:table-column table:style-name="co1" table:default-cell-style-name="ce1"/>
        <table:table-row table:style-name="ro4">
          <table:table-cell table:style-name="ce1" office:value-type="string" calcext:value-type="string">
            <text:p>Paramet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eaning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Confidence intervals 95%</text:p>
          </table:table-cell>
          <table:covered-table-cell table:style-name="ce9"/>
          <table:table-cell/>
        </table:table-row>
        <table:table-row table:style-name="ro4">
          <table:table-cell table:style-name="ce9" office:value-type="string" calcext:value-type="string" table:number-columns-spanned="3" table:number-rows-spanned="1">
            <text:p>KINETIC PARAMETERS</text:p>
          </table:table-cell>
          <table:covered-table-cell table:number-columns-repeated="2" table:style-name="ce9"/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St error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office:value-type="string" calcext:value-type="string">
            <text:p>Source</text:p>
          </table:table-cell>
        </table:table-row>
        <table:table-row table:style-name="ro4">
          <table:table-cell table:style-name="ce9" office:value-type="string" calcext:value-type="string">
            <text:p>COD/VS</text:p>
          </table:table-cell>
          <table:table-cell table:style-name="ce11"/>
          <table:table-cell table:style-name="ce13" office:value-type="string" calcext:value-type="string">
            <text:p>COD to VS ratio</text:p>
          </table:table-cell>
          <table:table-cell office:value-type="float" office:value="1.77978168130436" calcext:value-type="float">
            <text:p>1.780E+00</text:p>
          </table:table-cell>
          <table:table-cell table:style-name="ce1" table:number-columns-repeated="3"/>
          <table:table-cell/>
        </table:table-row>
        <table:table-row table:style-name="ro6">
          <table:table-cell office:value-type="string" calcext:value-type="string">
            <text:p><text:span text:style-name="T4">k</text:span><text:span text:style-name="T5">hyd</text:span></text:p>
          </table:table-cell>
          <table:table-cell table:style-name="ce4" office:value-type="string" calcext:value-type="string">
            <text:p>mg COD/mg COD d</text:p>
          </table:table-cell>
          <table:table-cell office:value-type="string" calcext:value-type="string">
            <text:p>Hydrolysis first order constant</text:p>
          </table:table-cell>
          <table:table-cell office:value-type="float" office:value="0.07098326" calcext:value-type="float">
            <text:p>7.098E-02</text:p>
          </table:table-cell>
          <table:table-cell office:value-type="float" office:value="0.0022856372" calcext:value-type="float">
            <text:p>2.286E-03</text:p>
          </table:table-cell>
          <table:table-cell table:formula="of:=IF(([.D4]-1.96*[.E4])&lt;0;0;([.D4]-1.96*[.E4]))" office:value-type="float" office:value="0.066503411088" calcext:value-type="float">
            <text:p>6.650E-02</text:p>
          </table:table-cell>
          <table:table-cell table:formula="of:=[.D4]+1.96*[.E4]" office:value-type="float" office:value="0.075463108912" calcext:value-type="float">
            <text:p>7.546E-02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dec</text:span></text:p>
          </table:table-cell>
          <table:table-cell table:style-name="ce4" office:value-type="string" calcext:value-type="string">
            <text:p>mg COD/mg COD d</text:p>
          </table:table-cell>
          <table:table-cell office:value-type="string" calcext:value-type="string">
            <text:p>Decay first order constant</text:p>
          </table:table-cell>
          <table:table-cell office:value-type="float" office:value="0.09" calcext:value-type="float">
            <text:p>9.000E-02</text:p>
          </table:table-cell>
          <table:table-cell office:value-type="float" office:value="0.020325166" calcext:value-type="float">
            <text:p>2.033E-02</text:p>
          </table:table-cell>
          <table:table-cell table:formula="of:=IF(([.D5]-1.96*[.E5])&lt;0;0;([.D5]-1.96*[.E5]))" office:value-type="float" office:value="0.05016267464" calcext:value-type="float">
            <text:p>5.016E-02</text:p>
          </table:table-cell>
          <table:table-cell table:formula="of:=[.D5]+1.96*[.E5]" office:value-type="float" office:value="0.12983732536" calcext:value-type="float">
            <text:p>1.298E-01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M,ac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acetate</text:p>
          </table:table-cell>
          <table:table-cell office:value-type="float" office:value="2.37455938803838" calcext:value-type="float">
            <text:p>2.375E+00</text:p>
          </table:table-cell>
          <table:table-cell office:value-type="float" office:value="0.20269202" calcext:value-type="float">
            <text:p>2.027E-01</text:p>
          </table:table-cell>
          <table:table-cell table:formula="of:=IF(([.D6]-1.96*[.E6])&lt;0;0;([.D6]-1.96*[.E6]))" office:value-type="float" office:value="1.97728302883838" calcext:value-type="float">
            <text:p>1.977E+00</text:p>
          </table:table-cell>
          <table:table-cell table:formula="of:=[.D6]+1.96*[.E6]" office:value-type="float" office:value="2.77183574723838" calcext:value-type="float">
            <text:p>2.772E+00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M,ph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the photoheterotrophic process</text:p>
          </table:table-cell>
          <table:table-cell office:value-type="float" office:value="1.43511715276477" calcext:value-type="float">
            <text:p>1.435E+00</text:p>
          </table:table-cell>
          <table:table-cell office:value-type="float" office:value="0.109804546513361" calcext:value-type="float">
            <text:p>1.098E-01</text:p>
          </table:table-cell>
          <table:table-cell table:formula="of:=IF(([.D7]-1.96*[.E7])&lt;0;0;([.D7]-1.96*[.E7]))" office:value-type="float" office:value="1.21990024159858" calcext:value-type="float">
            <text:p>1.220E+00</text:p>
          </table:table-cell>
          <table:table-cell table:formula="of:=[.D7]+1.96*[.E7]" office:value-type="float" office:value="1.65033406393096" calcext:value-type="float">
            <text:p>1.650E+00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M,ch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the chemoheterotrophic process</text:p>
          </table:table-cell>
          <table:table-cell office:value-type="float" office:value="0.0738646645306312" calcext:value-type="float">
            <text:p>7.386E-02</text:p>
          </table:table-cell>
          <table:table-cell office:value-type="float" office:value="0.00193557888785144" calcext:value-type="float">
            <text:p>1.936E-03</text:p>
          </table:table-cell>
          <table:table-cell table:formula="of:=IF(([.D8]-1.96*[.E8])&lt;0;0;([.D8]-1.96*[.E8]))" office:value-type="float" office:value="0.0700709299104424" calcext:value-type="float">
            <text:p>7.007E-02</text:p>
          </table:table-cell>
          <table:table-cell table:formula="of:=[.D8]+1.96*[.E8]" office:value-type="float" office:value="0.07765839915082" calcext:value-type="float">
            <text:p>7.766E-02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M,ic</text:span></text:p>
          </table:table-cell>
          <table:table-cell table:style-name="ce4" office:value-type="string" calcext:value-type="string">
            <text:p>mol C_HCO3/mg COD d</text:p>
          </table:table-cell>
          <table:table-cell table:style-name="ce4" office:value-type="string" calcext:value-type="string">
            <text:p>Specific uptake rate for the autotrophic process</text:p>
          </table:table-cell>
          <table:table-cell table:formula="of:=0.006/1000" office:value-type="float" office:value="0.000006" calcext:value-type="float">
            <text:p>6.000E-06</text:p>
          </table:table-cell>
          <table:table-cell table:formula="of:=+0.00025/1000" office:value-type="float" office:value="0.00000025" calcext:value-type="float">
            <text:p>2.500E-07</text:p>
          </table:table-cell>
          <table:table-cell table:formula="of:=IF(([.D9]-1.96*[.E9])&lt;0;0;([.D9]-1.96*[.E9]))" office:value-type="float" office:value="0.00000551" calcext:value-type="float">
            <text:p>5.510E-06</text:p>
          </table:table-cell>
          <table:table-cell table:formula="of:=[.D9]+1.96*[.E9]" office:value-type="float" office:value="0.00000649" calcext:value-type="float">
            <text:p>6.490E-06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S,s</text:span>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Saturation constant for soluble substrate but acetate</text:p>
          </table:table-cell>
          <table:table-cell office:value-type="float" office:value="0.524235146324262" calcext:value-type="float">
            <text:p>5.242E-01</text:p>
          </table:table-cell>
          <table:table-cell office:value-type="float" office:value="2.0918106090197" calcext:value-type="float">
            <text:p>2.092E+00</text:p>
          </table:table-cell>
          <table:table-cell table:formula="of:=IF(([.D10]-1.96*[.E10])&lt;0;0;([.D10]-1.96*[.E10]))" office:value-type="float" office:value="0" calcext:value-type="float">
            <text:p>0.000E+00</text:p>
          </table:table-cell>
          <table:table-cell table:formula="of:=[.D10]+1.96*[.E10]" office:value-type="float" office:value="4.62418394000287" calcext:value-type="float">
            <text:p>4.624E+00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S,ac</text:span>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Saturation constant for acetate</text:p>
          </table:table-cell>
          <table:table-cell office:value-type="float" office:value="20.222562" calcext:value-type="float">
            <text:p>2.022E+01</text:p>
          </table:table-cell>
          <table:table-cell office:value-type="float" office:value="4.3791594" calcext:value-type="float">
            <text:p>4.379E+00</text:p>
          </table:table-cell>
          <table:table-cell table:formula="of:=IF(([.D11]-1.96*[.E11])&lt;0;0;([.D11]-1.96*[.E11]))" office:value-type="float" office:value="11.639409576" calcext:value-type="float">
            <text:p>1.164E+01</text:p>
          </table:table-cell>
          <table:table-cell table:formula="of:=[.D11]+1.96*[.E11]" office:value-type="float" office:value="28.805714424" calcext:value-type="float">
            <text:p>2.881E+01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S,IC</text:span></text:p>
          </table:table-cell>
          <table:table-cell office:value-type="string" calcext:value-type="string">
            <text:p>mol C_HCO3/L</text:p>
          </table:table-cell>
          <table:table-cell office:value-type="string" calcext:value-type="string">
            <text:p>Saturation constant for inorganic carbon as bicarbonate</text:p>
          </table:table-cell>
          <table:table-cell table:formula="of:=+0.42/1000" office:value-type="float" office:value="0.00042" calcext:value-type="float">
            <text:p>4.200E-04</text:p>
          </table:table-cell>
          <table:table-cell table:formula="of:=+0.25/1000" office:value-type="float" office:value="0.00025" calcext:value-type="float">
            <text:p>2.500E-04</text:p>
          </table:table-cell>
          <table:table-cell table:formula="of:=IF(([.D12]-1.96*[.E12])&lt;0;0;([.D12]-1.96*[.E12]))" office:value-type="float" office:value="0" calcext:value-type="float">
            <text:p>0.000E+00</text:p>
          </table:table-cell>
          <table:table-cell table:formula="of:=[.D12]+1.96*[.E12]" office:value-type="float" office:value="0.00091" calcext:value-type="float">
            <text:p>9.100E-04</text:p>
          </table:table-cell>
          <table:table-cell office:value-type="string" calcext:value-type="string">
            <text:p>Own calculation</text:p>
          </table:table-cell>
        </table:table-row>
        <table:table-row table:style-name="ro4">
          <table:table-cell table:style-name="ce9" office:value-type="string" calcext:value-type="string" table:number-columns-spanned="3" table:number-rows-spanned="1">
            <text:p>BIOMASS YIELDS</text:p>
          </table:table-cell>
          <table:covered-table-cell table:number-columns-repeated="2" table:style-name="ce9"/>
          <table:table-cell table:style-name="ce1" table:number-columns-repeated="4"/>
          <table:table-cell/>
        </table:table-row>
        <table:table-row table:style-name="ro6">
          <table:table-cell office:value-type="string" calcext:value-type="string">
            <text:p><text:span text:style-name="T4">Y</text:span><text:span text:style-name="T5">PB,ph</text:span></text:p>
          </table:table-cell>
          <table:table-cell office:value-type="string" calcext:value-type="string">
            <text:p>mg COD/mg COD</text:p>
          </table:table-cell>
          <table:table-cell office:value-type="string" calcext:value-type="string">
            <text:p>Biomass yield on photoheterotrophy</text:p>
          </table:table-cell>
          <table:table-cell table:style-name="ce15" office:value-type="float" office:value="1.33473053712434" calcext:value-type="float">
            <text:p>1.33</text:p>
          </table:table-cell>
          <table:table-cell table:style-name="ce15" office:value-type="float" office:value="0.0393034399576996" calcext:value-type="float">
            <text:p>0.04</text:p>
          </table:table-cell>
          <table:table-cell table:style-name="ce15" table:formula="of:=IF(([.D14]-1.96*[.E14])&lt;0;0;([.D14]-1.96*[.E14]))" office:value-type="float" office:value="1.25769579480725" calcext:value-type="float">
            <text:p>1.26</text:p>
          </table:table-cell>
          <table:table-cell table:style-name="ce15" table:formula="of:=[.D14]+1.96*[.E14]" office:value-type="float" office:value="1.41176527944143" calcext:value-type="float">
            <text:p>1.41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Y</text:span><text:span text:style-name="T5">PB,ch</text:span></text:p>
          </table:table-cell>
          <table:table-cell office:value-type="string" calcext:value-type="string">
            <text:p>mg COD/mg COD</text:p>
          </table:table-cell>
          <table:table-cell office:value-type="string" calcext:value-type="string">
            <text:p>Biomass yield on chemoheterotrophy</text:p>
          </table:table-cell>
          <table:table-cell table:style-name="ce16" office:value-type="float" office:value="0.541603183802975" calcext:value-type="float">
            <text:p>0.5</text:p>
          </table:table-cell>
          <table:table-cell table:style-name="ce16" office:value-type="float" office:value="0.113713388226691" calcext:value-type="float">
            <text:p>0.1</text:p>
          </table:table-cell>
          <table:table-cell table:style-name="ce16" table:formula="of:=IF(([.D15]-1.96*[.E15])&lt;0;0;([.D15]-1.96*[.E15]))" office:value-type="float" office:value="0.318724942878661" calcext:value-type="float">
            <text:p>0.3</text:p>
          </table:table-cell>
          <table:table-cell table:style-name="ce16" table:formula="of:=[.D15]+1.96*[.E15]" office:value-type="float" office:value="0.764481424727289" calcext:value-type="float">
            <text:p>0.8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Y</text:span><text:span text:style-name="T5">PB,a</text:span></text:p>
          </table:table-cell>
          <table:table-cell office:value-type="string" calcext:value-type="string">
            <text:p>mg COD/mol C_HCO3</text:p>
          </table:table-cell>
          <table:table-cell office:value-type="string" calcext:value-type="string">
            <text:p>Biomass yield on autotrophy</text:p>
          </table:table-cell>
          <table:table-cell table:style-name="ce15" table:formula="of:=40.56*1000" office:value-type="float" office:value="40560" calcext:value-type="float">
            <text:p>40560.00</text:p>
          </table:table-cell>
          <table:table-cell table:style-name="ce15" table:formula="of:=0.96*1000" office:value-type="float" office:value="960" calcext:value-type="float">
            <text:p>960.00</text:p>
          </table:table-cell>
          <table:table-cell table:style-name="ce15" table:formula="of:=IF(([.D16]-1.96*[.E16])&lt;0;0;([.D16]-1.96*[.E16]))" office:value-type="float" office:value="38678.4" calcext:value-type="float">
            <text:p>38678.40</text:p>
          </table:table-cell>
          <table:table-cell table:style-name="ce15" table:formula="of:=[.D16]+1.96*[.E16]" office:value-type="float" office:value="42441.6" calcext:value-type="float">
            <text:p>42441.60</text:p>
          </table:table-cell>
          <table:table-cell office:value-type="string" calcext:value-type="string">
            <text:p>Own calculation</text:p>
          </table:table-cell>
        </table:table-row>
        <table:table-row table:style-name="ro4">
          <table:table-cell table:style-name="ce9" office:value-type="string" calcext:value-type="string" table:number-columns-spanned="3" table:number-rows-spanned="1">
            <text:p>LIMITING PARAMETERS</text:p>
          </table:table-cell>
          <table:covered-table-cell table:number-columns-repeated="2" table:style-name="ce9"/>
          <table:table-cell table:style-name="ce1" table:number-columns-repeated="4"/>
          <table:table-cell/>
        </table:table-row>
        <table:table-row table:style-name="ro6">
          <table:table-cell office:value-type="string" calcext:value-type="string">
            <text:p><text:span text:style-name="T4">K</text:span><text:span text:style-name="T5">Sin</text:span>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Saturation constant for inorganic nitrogen as ammonia</text:p>
          </table:table-cell>
          <table:table-cell table:style-name="ce15" office:value-type="float" office:value="0.023459344" calcext:value-type="float">
            <text:p>0.02</text:p>
          </table:table-cell>
          <table:table-cell table:style-name="ce15" office:value-type="float" office:value="0.048142633" calcext:value-type="float">
            <text:p>0.05</text:p>
          </table:table-cell>
          <table:table-cell table:style-name="ce15" table:formula="of:=IF(([.D18]-1.96*[.E18])&lt;0;0;([.D18]-1.96*[.E18]))" office:value-type="float" office:value="0" calcext:value-type="float">
            <text:p>0.00</text:p>
          </table:table-cell>
          <table:table-cell table:style-name="ce15" table:formula="of:=[.D18]+1.96*[.E18]" office:value-type="float" office:value="0.11781890468" calcext:value-type="float">
            <text:p>0.12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Sip</text:span></text:p>
          </table:table-cell>
          <table:table-cell office:value-type="string" calcext:value-type="string">
            <text:p>mg P_PO4/L</text:p>
          </table:table-cell>
          <table:table-cell office:value-type="string" calcext:value-type="string">
            <text:p>Saturation constant for inorganic phosphorus as phosphate</text:p>
          </table:table-cell>
          <table:table-cell table:style-name="ce17" office:value-type="float" office:value="0.080898656" calcext:value-type="float">
            <text:p>0.081</text:p>
          </table:table-cell>
          <table:table-cell table:style-name="ce17" office:value-type="float" office:value="0.0048181569" calcext:value-type="float">
            <text:p>0.005</text:p>
          </table:table-cell>
          <table:table-cell table:style-name="ce17" table:formula="of:=IF(([.D19]-1.96*[.E19])&lt;0;0;([.D19]-1.96*[.E19]))" office:value-type="float" office:value="0.071455068476" calcext:value-type="float">
            <text:p>0.071</text:p>
          </table:table-cell>
          <table:table-cell table:style-name="ce17" table:formula="of:=[.D19]+1.96*[.E19]" office:value-type="float" office:value="0.090342243524" calcext:value-type="float">
            <text:p>0.090</text:p>
          </table:table-cell>
          <table:table-cell office:value-type="string" calcext:value-type="string">
            <text:p>Own calculation</text:p>
          </table:table-cell>
        </table:table-row>
        <table:table-row table:style-name="ro6">
          <table:table-cell office:value-type="string" calcext:value-type="string">
            <text:p><text:span text:style-name="T4">K</text:span><text:span text:style-name="T5">I,FA</text:span>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Inhibitory constant for ammonia</text:p>
          </table:table-cell>
          <table:table-cell table:style-name="ce1" table:formula="of:=7.85*1000" office:value-type="float" office:value="7850" calcext:value-type="float">
            <text:p>7850</text:p>
          </table:table-cell>
          <table:table-cell table:style-name="ce4" office:value-type="string" calcext:value-type="string">
            <text:p>-</text:p>
          </table:table-cell>
          <table:table-cell table:style-name="ce1" table:formula="of:=1000*1.7" office:value-type="float" office:value="1700" calcext:value-type="float">
            <text:p>1700</text:p>
          </table:table-cell>
          <table:table-cell table:style-name="ce1" table:formula="of:=1000*14" office:value-type="float" office:value="14000" calcext:value-type="float">
            <text:p>14000</text:p>
          </table:table-cell>
          <table:table-cell office:value-type="string" calcext:value-type="string">
            <text:p>Chen et al 2008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/>
        </table:table-row>
        <table:table-row table:style-name="ro6">
          <table:table-cell table:style-name="ce10" office:value-type="string" calcext:value-type="string">
            <text:p><text:span text:style-name="T6">K</text:span><text:span text:style-name="T7">S,E</text:span></text:p>
          </table:table-cell>
          <table:table-cell table:style-name="ce12" office:value-type="string" calcext:value-type="string">
            <text:p>watt/m2</text:p>
          </table:table-cell>
          <table:table-cell office:value-type="string" calcext:value-type="string">
            <text:p>Saturation constant for light intensity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 table:style-name="ce4" office:value-type="string" calcext:value-type="string">
            <text:p>-</text:p>
          </table:table-cell>
          <table:table-cell office:value-type="string" calcext:value-type="string">
            <text:p>Uyar et al 2007</text:p>
          </table:table-cell>
        </table:table-row>
      </table:table>
      <table:table table:name="stoichiometryBalance" table:style-name="ta1">
        <table:table-column table:style-name="co1" table:default-cell-style-name="ce25"/>
        <table:table-column table:style-name="co7" table:default-cell-style-name="ce18"/>
        <table:table-column table:style-name="co15" table:number-columns-repeated="2" table:default-cell-style-name="ce18"/>
        <table:table-column table:style-name="co18" table:default-cell-style-name="ce18"/>
        <table:table-column table:style-name="co19" table:number-columns-repeated="2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0" table:default-cell-style-name="ce18"/>
        <table:table-column table:style-name="co1" table:default-cell-style-name="ce80"/>
        <table:table-column table:style-name="co1" table:number-columns-repeated="10" table:default-cell-style-name="ce18"/>
        <table:table-column table:style-name="co23" table:default-cell-style-name="ce91"/>
        <table:table-column table:style-name="co1" table:number-columns-repeated="3" table:default-cell-style-name="ce18"/>
        <table:table-row table:style-name="ro4">
          <table:table-cell table:style-name="ce18"/>
          <table:table-cell table:style-name="ce29" office:value-type="string" calcext:value-type="string">
            <text:p>Stoich Balance</text:p>
          </table:table-cell>
          <table:table-cell table:number-columns-repeated="24"/>
        </table:table-row>
        <table:table-row table:style-name="ro4">
          <table:table-cell table:style-name="ce35"/>
          <table:table-cell table:style-name="ce39" office:value-type="string" calcext:value-type="string">
            <text:p>SS</text:p>
          </table:table-cell>
          <table:table-cell table:style-name="ce39" office:value-type="string" calcext:value-type="string">
            <text:p>SAC</text:p>
          </table:table-cell>
          <table:table-cell table:style-name="ce39" office:value-type="string" calcext:value-type="string">
            <text:p>SIC</text:p>
          </table:table-cell>
          <table:table-cell table:style-name="ce39" office:value-type="string" calcext:value-type="string">
            <text:p>SH2</text:p>
          </table:table-cell>
          <table:table-cell table:style-name="ce39" office:value-type="string" calcext:value-type="string">
            <text:p>SIN</text:p>
          </table:table-cell>
          <table:table-cell table:style-name="ce39" office:value-type="string" calcext:value-type="string">
            <text:p>SIP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string" calcext:value-type="string">
            <text:p>XPB</text:p>
          </table:table-cell>
          <table:table-cell table:style-name="ce39" office:value-type="string" calcext:value-type="string">
            <text:p>XS</text:p>
          </table:table-cell>
          <table:table-cell table:style-name="ce39" office:value-type="string" calcext:value-type="string">
            <text:p>XI</text:p>
          </table:table-cell>
          <table:table-cell table:style-name="ce35" table:number-columns-repeated="11"/>
          <table:table-cell table:style-name="ce92"/>
          <table:table-cell table:style-name="ce35" table:number-columns-repeated="3"/>
        </table:table-row>
        <table:table-row table:style-name="ro4">
          <table:table-cell table:style-name="ce18" office:value-type="string" calcext:value-type="string">
            <text:p>COD content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office:value-type="string" calcext:value-type="string">
            <text:p>mgCOD/mgCOD</text:p>
          </table:table-cell>
          <table:table-cell/>
          <table:table-cell table:style-name="ce87"/>
          <table:table-cell table:number-columns-repeated="12"/>
        </table:table-row>
        <table:table-row table:style-name="ro4">
          <table:table-cell table:style-name="ce18" office:value-type="string" calcext:value-type="string">
            <text:p>C content</text:p>
          </table:table-cell>
          <table:table-cell table:style-name="ce41" table:formula="of:=+0.282705910296099/12000" office:value-type="float" office:value="0.0000235588258580082" calcext:value-type="float">
            <office:annotation draw:style-name="gr1" draw:text-style-name="P2" svg:width="35.98mm" svg:height="20.96mm" svg:x="57.43mm" svg:y="14.6mm" draw:caption-point-x="-0.1mm" draw:caption-point-y="0.1mm">
              <dc:date>2016-10-19T00:00:00</dc:date>
              <text:p text:style-name="P1"><text:span text:style-name="T8">heisenberg:</text:span></text:p>
              <text:p text:style-name="P1"><text:span text:style-name="T9">I took the C content of glucose</text:span></text:p>
            </office:annotation>
            <text:p>2.35588258580082E-05</text:p>
          </table:table-cell>
          <table:table-cell table:style-name="ce40" table:formula="of:=2*12/64/12000" office:value-type="float" office:value="0.00003125" calcext:value-type="float">
            <text:p>3.125E-0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table:formula="of:=+0.3/12000" office:value-type="float" office:value="0.000025" calcext:value-type="float">
            <text:p>2.5E-05</text:p>
          </table:table-cell>
          <table:table-cell table:style-name="ce41" table:formula="of:=+0.297619047619049/12000" office:value-type="float" office:value="0.0000248015873015874" calcext:value-type="float">
            <office:annotation draw:style-name="gr2" draw:text-style-name="P4" svg:width="26.47mm" svg:height="13.65mm" svg:x="335.33mm" svg:y="1.06mm" draw:caption-point-x="-5.66mm" draw:caption-point-y="13.64mm">
              <dc:date>2016-10-19T00:00:00</dc:date>
              <text:p text:style-name="P3"><text:span text:style-name="T10">Based on C H_1.8 O_0.38 N_0.18</text:span></text:p>
            </office:annotation>
            <text:p>2.48015873015874E-05</text:p>
          </table:table-cell>
          <table:table-cell table:style-name="ce57" table:formula="of:=+0.3/12000" office:value-type="float" office:value="0.000025" calcext:value-type="float">
            <text:p>2.5E-05</text:p>
          </table:table-cell>
          <table:table-cell table:style-name="ce57" table:formula="of:=+0.3/12000" office:value-type="float" office:value="0.000025" calcext:value-type="float">
            <text:p>2.5E-05</text:p>
          </table:table-cell>
          <table:table-cell office:value-type="string" calcext:value-type="string">
            <text:p>molC/mgCOD</text:p>
          </table:table-cell>
          <table:table-cell/>
          <table:table-cell table:style-name="ce88"/>
          <table:table-cell table:number-columns-repeated="12"/>
        </table:table-row>
        <table:table-row table:style-name="ro4">
          <table:table-cell table:style-name="ce18" office:value-type="string" calcext:value-type="string">
            <text:p>N content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.028" calcext:value-type="float">
            <office:annotation draw:style-name="gr1" draw:text-style-name="P2" svg:width="34.66mm" svg:height="20.96mm" svg:x="277.83mm" svg:y="16.19mm" draw:caption-point-x="5.73mm" draw:caption-point-y="3.38mm">
              <dc:date>2016-10-19T00:00:00</dc:date>
              <text:p text:style-name="P1"><text:span text:style-name="T8">heisenberg:</text:span></text:p>
              <text:p text:style-name="P1"><text:span text:style-name="T9">From ADM1 model stoich balance. Do we include N in the inerts?</text:span></text:p>
            </office:annotation>
            <text:p>0.028</text:p>
          </table:table-cell>
          <table:table-cell table:style-name="ce70" table:formula="of:=[.B55]" office:value-type="float" office:value="0.086" calcext:value-type="float">
            <text:p>0.086</text:p>
          </table:table-cell>
          <table:table-cell table:number-columns-repeated="2" table:style-name="ce57" office:value-type="float" office:value="0.028" calcext:value-type="float">
            <text:p>0.028</text:p>
          </table:table-cell>
          <table:table-cell table:style-name="ce81" office:value-type="string" calcext:value-type="string">
            <text:p>mgN/mgCOD</text:p>
          </table:table-cell>
          <table:table-cell table:style-name="ce86"/>
          <table:table-cell table:style-name="ce89"/>
          <table:table-cell table:style-name="ce86"/>
          <table:table-cell table:style-name="ce47" table:number-columns-repeated="4"/>
          <table:table-cell table:number-columns-repeated="7"/>
        </table:table-row>
        <table:table-row table:style-name="ro4">
          <table:table-cell table:style-name="ce35" office:value-type="string" calcext:value-type="string">
            <text:p>P content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0" calcext:value-type="float">
            <text:p>0.000</text:p>
          </table:table-cell>
          <table:table-cell table:style-name="ce71" table:formula="of:=[.B59]" office:value-type="float" office:value="0.015" calcext:value-type="float">
            <text:p>0.015</text:p>
          </table:table-cell>
          <table:table-cell table:style-name="ce76" table:formula="of:=[.B61]" office:value-type="float" office:value="0.005" calcext:value-type="float">
            <text:p>0.005</text:p>
          </table:table-cell>
          <table:table-cell table:style-name="ce76" table:formula="of:=[.B62]" office:value-type="float" office:value="0.005" calcext:value-type="float">
            <text:p>0.005</text:p>
          </table:table-cell>
          <table:table-cell table:style-name="ce82" office:value-type="string" calcext:value-type="string">
            <text:p>mgP/mgCOD</text:p>
          </table:table-cell>
          <table:table-cell table:style-name="ce39" office:value-type="string" calcext:value-type="string">
            <text:p>S_s</text:p>
          </table:table-cell>
          <table:table-cell table:style-name="ce39" office:value-type="string" calcext:value-type="string">
            <text:p>S_ac</text:p>
          </table:table-cell>
          <table:table-cell table:style-name="ce39" office:value-type="string" calcext:value-type="string">
            <text:p>S_ic</text:p>
          </table:table-cell>
          <table:table-cell table:style-name="ce39" office:value-type="string" calcext:value-type="string">
            <text:p>S_h2</text:p>
          </table:table-cell>
          <table:table-cell table:style-name="ce39" office:value-type="string" calcext:value-type="string">
            <text:p>S_in</text:p>
          </table:table-cell>
          <table:table-cell table:style-name="ce39" office:value-type="string" calcext:value-type="string">
            <text:p>S_ip</text:p>
          </table:table-cell>
          <table:table-cell table:style-name="ce39" office:value-type="string" calcext:value-type="string">
            <text:p>S_i</text:p>
          </table:table-cell>
          <table:table-cell table:style-name="ce39" office:value-type="string" calcext:value-type="string">
            <text:p>X_pb</text:p>
          </table:table-cell>
          <table:table-cell table:style-name="ce39" office:value-type="string" calcext:value-type="string">
            <text:p>X_c</text:p>
          </table:table-cell>
          <table:table-cell table:style-name="ce39" office:value-type="string" calcext:value-type="string">
            <text:p>X_i</text:p>
          </table:table-cell>
          <table:table-cell table:style-name="ce93" office:value-type="string" calcext:value-type="string">
            <text:p>Total</text:p>
          </table:table-cell>
          <table:table-cell table:style-name="ce39" office:value-type="string" calcext:value-type="string">
            <text:p>Max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Percentage</text:p>
          </table:table-cell>
        </table:table-row>
        <table:table-row table:style-name="ro4">
          <table:table-cell table:style-name="ce29" office:value-type="string" calcext:value-type="string">
            <text:p>Hydrolysis</text:p>
          </table:table-cell>
          <table:table-cell table:style-name="ce43" table:formula="of:=[.B33]" office:value-type="float" office:value="0.16382408312061" calcext:value-type="float">
            <text:p>1.6382408E-01</text:p>
          </table:table-cell>
          <table:table-cell table:style-name="ce43" table:formula="of:=[.B34]" office:value-type="float" office:value="0.166839250294608" calcext:value-type="float">
            <text:p>1.6683925E-01</text:p>
          </table:table-cell>
          <table:table-cell table:style-name="ce43" table:formula="of:=[.B35]" office:value-type="float" office:value="0.00000130397073988691" calcext:value-type="float">
            <text:p>1.3039707E-06</text:p>
          </table:table-cell>
          <table:table-cell table:style-name="ce43" table:formula="of:=[.B36]" office:value-type="float" office:value="0.0844246808719705" calcext:value-type="float">
            <text:p>8.4424681E-02</text:p>
          </table:table-cell>
          <table:table-cell table:style-name="ce43" table:formula="of:=-([.H7]*[.H5]+[.I7]*[.I5]+[.J7]*[.J5]+[.K7]*[.K5])" office:value-type="float" office:value="0.0116224644000413" calcext:value-type="float">
            <text:p>1.1622464E-02</text:p>
          </table:table-cell>
          <table:table-cell table:style-name="ce43" table:formula="of:=-([.H6]*[.H7]+[.I6]*[.I7]+[.J6]*[.J7]+[.K6]*[.K7])" office:value-type="float" office:value="0.00283454434189642" calcext:value-type="float">
            <text:p>2.8345443E-03</text:p>
          </table:table-cell>
          <table:table-cell table:style-name="ce43" table:formula="of:=[.B39]" office:value-type="float" office:value="0.151820854092097" calcext:value-type="float">
            <text:p>1.5182085E-01</text:p>
          </table:table-cell>
          <table:table-cell table:style-name="ce72" office:value-type="float" office:value="0" calcext:value-type="float">
            <text:p>0.0000000E+00</text:p>
          </table:table-cell>
          <table:table-cell table:style-name="ce77" office:value-type="float" office:value="-1" calcext:value-type="float">
            <text:p>-1.0000000E+00</text:p>
          </table:table-cell>
          <table:table-cell table:style-name="ce43" table:formula="of:=[.B40]" office:value-type="float" office:value="0.433091131620715" calcext:value-type="float">
            <text:p>4.3309113E-01</text:p>
          </table:table-cell>
          <table:table-cell table:style-name="ce83" office:value-type="string" calcext:value-type="string">
            <text:p>COD Balance</text:p>
          </table:table-cell>
          <table:table-cell table:formula="of:=+[.B7]*[.B3]" office:value-type="float" office:value="0.16382408312061" calcext:value-type="float">
            <text:p>0.16382408312061</text:p>
          </table:table-cell>
          <table:table-cell table:formula="of:=+[.C7]*[.C3]" office:value-type="float" office:value="0.166839250294608" calcext:value-type="float">
            <text:p>0.166839250294608</text:p>
          </table:table-cell>
          <table:table-cell table:formula="of:=+[.D7]*[.D3]" office:value-type="float" office:value="0" calcext:value-type="float">
            <text:p>0</text:p>
          </table:table-cell>
          <table:table-cell table:formula="of:=+[.E7]*[.E3]" office:value-type="float" office:value="0.0844246808719705" calcext:value-type="float">
            <text:p>0.084424680871971</text:p>
          </table:table-cell>
          <table:table-cell table:formula="of:=+[.F7]*[.F3]" office:value-type="float" office:value="0" calcext:value-type="float">
            <text:p>0</text:p>
          </table:table-cell>
          <table:table-cell table:formula="of:=+[.G7]*[.G3]" office:value-type="float" office:value="0" calcext:value-type="float">
            <text:p>0</text:p>
          </table:table-cell>
          <table:table-cell table:formula="of:=+[.H7]*[.H3]" office:value-type="float" office:value="0.151820854092097" calcext:value-type="float">
            <text:p>0.151820854092097</text:p>
          </table:table-cell>
          <table:table-cell table:formula="of:=+[.I7]*[.I3]" office:value-type="float" office:value="0" calcext:value-type="float">
            <text:p>0</text:p>
          </table:table-cell>
          <table:table-cell table:formula="of:=+[.J7]*[.J3]" office:value-type="float" office:value="-1" calcext:value-type="float">
            <text:p>-1</text:p>
          </table:table-cell>
          <table:table-cell table:formula="of:=+[.K7]*[.K3]" office:value-type="float" office:value="0.433091131620715" calcext:value-type="float">
            <text:p>0.433091131620715</text:p>
          </table:table-cell>
          <table:table-cell table:style-name="ce94" table:formula="of:=SUM([.M7:.V7])" office:value-type="float" office:value="5.82867087928207E-016" calcext:value-type="float">
            <text:p>5.82867E-16</text:p>
          </table:table-cell>
          <table:table-cell table:style-name="ce32" table:formula="of:=MAX([.M7:.V7])" office:value-type="float" office:value="0.433091131620715" calcext:value-type="float">
            <text:p>0.43</text:p>
          </table:table-cell>
          <table:table-cell table:formula="of:=MIN([.M7:.V7])" office:value-type="float" office:value="-1" calcext:value-type="float">
            <text:p>-1</text:p>
          </table:table-cell>
          <table:table-cell table:style-name="ce97" table:formula="of:=IF(ABS([.Y7])&gt;[.X7];([.W7]/ABS([.Y7]));([.W7]/[.X7]))" office:value-type="percentage" office:value="5.82867087928207E-016" calcext:value-type="percentage">
            <text:p>0.00%</text:p>
          </table:table-cell>
        </table:table-row>
        <table:table-row table:style-name="ro4">
          <table:table-cell table:style-name="ce29"/>
          <table:table-cell table:style-name="ce44" table:number-columns-repeated="8"/>
          <table:table-cell table:style-name="ce78"/>
          <table:table-cell table:style-name="ce44"/>
          <table:table-cell table:style-name="ce83" office:value-type="string" calcext:value-type="string">
            <text:p>C Balance</text:p>
          </table:table-cell>
          <table:table-cell table:formula="of:=+[.B7]*[.B4]" office:value-type="float" office:value="0.00000385950304558631" calcext:value-type="float">
            <text:p>3.85950304558631E-06</text:p>
          </table:table-cell>
          <table:table-cell table:formula="of:=+[.C7]*[.C4]" office:value-type="float" office:value="0.0000052137265717065" calcext:value-type="float">
            <text:p>5.2137265717065E-06</text:p>
          </table:table-cell>
          <table:table-cell table:formula="of:=+[.D7]*[.D4]" office:value-type="float" office:value="0.00000130397073988691" calcext:value-type="float">
            <text:p>1.30397073988691E-06</text:p>
          </table:table-cell>
          <table:table-cell table:formula="of:=+[.E7]*[.E4]" office:value-type="float" office:value="0" calcext:value-type="float">
            <text:p>0</text:p>
          </table:table-cell>
          <table:table-cell table:formula="of:=+[.F7]*[.F4]" office:value-type="float" office:value="0" calcext:value-type="float">
            <text:p>0</text:p>
          </table:table-cell>
          <table:table-cell table:formula="of:=+[.G7]*[.G4]" office:value-type="float" office:value="0" calcext:value-type="float">
            <text:p>0</text:p>
          </table:table-cell>
          <table:table-cell table:formula="of:=+[.H7]*[.H4]" office:value-type="float" office:value="0.00000379552135230242" calcext:value-type="float">
            <text:p>3.79552135230242E-06</text:p>
          </table:table-cell>
          <table:table-cell table:formula="of:=+[.I7]*[.I4]" office:value-type="float" office:value="0" calcext:value-type="float">
            <text:p>0</text:p>
          </table:table-cell>
          <table:table-cell table:formula="of:=+[.J7]*[.J4]" office:value-type="float" office:value="-0.000025" calcext:value-type="float">
            <text:p>-2.5E-05</text:p>
          </table:table-cell>
          <table:table-cell table:formula="of:=+[.K7]*[.K4]" office:value-type="float" office:value="0.0000108272782905179" calcext:value-type="float">
            <text:p>1.08272782905179E-05</text:p>
          </table:table-cell>
          <table:table-cell table:style-name="ce94" table:formula="of:=SUM([.M8:.V8])" office:value-type="float" office:value="2.96461531539005E-020" calcext:value-type="float">
            <text:p>2.96462E-20</text:p>
          </table:table-cell>
          <table:table-cell table:style-name="ce32" table:formula="of:=MAX([.M8:.V8])" office:value-type="float" office:value="0.0000108272782905179" calcext:value-type="float">
            <text:p>0.00</text:p>
          </table:table-cell>
          <table:table-cell table:formula="of:=MIN([.M8:.V8])" office:value-type="float" office:value="-0.000025" calcext:value-type="float">
            <text:p>-2.5E-05</text:p>
          </table:table-cell>
          <table:table-cell table:style-name="ce97" table:formula="of:=IF(ABS([.Y8])&gt;[.X8];([.W8]/ABS([.Y8]));([.W8]/[.X8]))" office:value-type="percentage" office:value="1.18584612615602E-015" calcext:value-type="percentage">
            <text:p>0.00%</text:p>
          </table:table-cell>
        </table:table-row>
        <table:table-row table:style-name="ro4">
          <table:table-cell table:style-name="ce29"/>
          <table:table-cell table:style-name="ce21" table:number-columns-repeated="8"/>
          <table:table-cell table:style-name="ce47"/>
          <table:table-cell table:style-name="ce21"/>
          <table:table-cell table:style-name="ce83" office:value-type="string" calcext:value-type="string">
            <text:p>N Balance</text:p>
          </table:table-cell>
          <table:table-cell table:formula="of:=[.B5]*[.B7]" office:value-type="float" office:value="0" calcext:value-type="float">
            <text:p>0</text:p>
          </table:table-cell>
          <table:table-cell table:formula="of:=[.C5]*[.C7]" office:value-type="float" office:value="0" calcext:value-type="float">
            <text:p>0</text:p>
          </table:table-cell>
          <table:table-cell table:formula="of:=[.D5]*[.D7]" office:value-type="float" office:value="0" calcext:value-type="float">
            <text:p>0</text:p>
          </table:table-cell>
          <table:table-cell table:formula="of:=[.E5]*[.E7]" office:value-type="float" office:value="0" calcext:value-type="float">
            <text:p>0</text:p>
          </table:table-cell>
          <table:table-cell table:formula="of:=[.F5]*[.F7]" office:value-type="float" office:value="0.0116224644000413" calcext:value-type="float">
            <text:p>0.011622464400041</text:p>
          </table:table-cell>
          <table:table-cell table:formula="of:=[.G5]*[.G7]" office:value-type="float" office:value="0" calcext:value-type="float">
            <text:p>0</text:p>
          </table:table-cell>
          <table:table-cell table:formula="of:=[.H5]*[.H7]" office:value-type="float" office:value="0.00425098391457872" calcext:value-type="float">
            <text:p>0.004250983914579</text:p>
          </table:table-cell>
          <table:table-cell table:formula="of:=[.I5]*[.I7]" office:value-type="float" office:value="0" calcext:value-type="float">
            <text:p>0</text:p>
          </table:table-cell>
          <table:table-cell table:formula="of:=[.J5]*[.J7]" office:value-type="float" office:value="-0.028" calcext:value-type="float">
            <text:p>-0.028</text:p>
          </table:table-cell>
          <table:table-cell table:formula="of:=[.K5]*[.K7]" office:value-type="float" office:value="0.01212655168538" calcext:value-type="float">
            <text:p>0.01212655168538</text:p>
          </table:table-cell>
          <table:table-cell table:style-name="ce94" table:formula="of:=SUM([.M9:.V9])" office:value-type="float" office:value="0" calcext:value-type="float">
            <text:p>0.00000E+00</text:p>
          </table:table-cell>
          <table:table-cell table:style-name="ce32" table:formula="of:=MAX([.M9:.V9])" office:value-type="float" office:value="0.01212655168538" calcext:value-type="float">
            <text:p>0.01</text:p>
          </table:table-cell>
          <table:table-cell table:formula="of:=MIN([.M9:.V9])" office:value-type="float" office:value="-0.028" calcext:value-type="float">
            <text:p>-0.028</text:p>
          </table:table-cell>
          <table:table-cell table:style-name="ce97" table:formula="of:=IF(ABS([.Y9])&gt;[.X9];([.W9]/ABS([.Y9]));([.W9]/[.X9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[.B6]*[.B7]" office:value-type="float" office:value="0" calcext:value-type="float">
            <text:p>0</text:p>
          </table:table-cell>
          <table:table-cell table:style-name="ce45" table:formula="of:=[.C6]*[.C7]" office:value-type="float" office:value="0" calcext:value-type="float">
            <text:p>0</text:p>
          </table:table-cell>
          <table:table-cell table:style-name="ce45" table:formula="of:=[.D6]*[.D7]" office:value-type="float" office:value="0" calcext:value-type="float">
            <text:p>0</text:p>
          </table:table-cell>
          <table:table-cell table:style-name="ce45" table:formula="of:=[.E6]*[.E7]" office:value-type="float" office:value="0" calcext:value-type="float">
            <text:p>0</text:p>
          </table:table-cell>
          <table:table-cell table:style-name="ce45" table:formula="of:=[.F6]*[.F7]" office:value-type="float" office:value="0" calcext:value-type="float">
            <text:p>0</text:p>
          </table:table-cell>
          <table:table-cell table:style-name="ce45" table:formula="of:=[.G6]*[.G7]" office:value-type="float" office:value="0.00283454434189642" calcext:value-type="float">
            <text:p>0.002834544341896</text:p>
          </table:table-cell>
          <table:table-cell table:style-name="ce45" table:formula="of:=[.H6]*[.H7]" office:value-type="float" office:value="0" calcext:value-type="float">
            <text:p>0</text:p>
          </table:table-cell>
          <table:table-cell table:style-name="ce45" table:formula="of:=[.I6]*[.I7]" office:value-type="float" office:value="0" calcext:value-type="float">
            <text:p>0</text:p>
          </table:table-cell>
          <table:table-cell table:style-name="ce45" table:formula="of:=[.J6]*[.J7]" office:value-type="float" office:value="-0.005" calcext:value-type="float">
            <text:p>-0.005</text:p>
          </table:table-cell>
          <table:table-cell table:style-name="ce45" table:formula="of:=[.K6]*[.K7]" office:value-type="float" office:value="0.00216545565810358" calcext:value-type="float">
            <text:p>0.002165455658104</text:p>
          </table:table-cell>
          <table:table-cell table:style-name="ce95" table:formula="of:=SUM([.M10:.V10])" office:value-type="float" office:value="0" calcext:value-type="float">
            <text:p>0.00000E+00</text:p>
          </table:table-cell>
          <table:table-cell table:style-name="ce32" table:formula="of:=MAX([.M10:.V10])" office:value-type="float" office:value="0.00283454434189642" calcext:value-type="float">
            <text:p>0.00</text:p>
          </table:table-cell>
          <table:table-cell table:formula="of:=MIN([.M10:.V10])" office:value-type="float" office:value="-0.005" calcext:value-type="float">
            <text:p>-0.005</text:p>
          </table:table-cell>
          <table:table-cell table:style-name="ce97" table:formula="of:=IF(ABS([.Y10])&gt;[.X10];([.W10]/ABS([.Y10]));([.W10]/[.X10]))" office:value-type="percentage" office:value="0" calcext:value-type="percentage">
            <text:p>0.00%</text:p>
          </table:table-cell>
        </table:table-row>
        <table:table-row table:style-name="ro4">
          <table:table-cell table:style-name="ce29" office:value-type="string" calcext:value-type="string">
            <text:p>Acetate Uptak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formula="of:=[.B43]" office:value-type="float" office:value="0.00000644841269841271" calcext:value-type="float">
            <text:p>6.44841269841271E-06</text:p>
          </table:table-cell>
          <table:table-cell office:value-type="float" office:value="0" calcext:value-type="float">
            <text:p>0</text:p>
          </table:table-cell>
          <table:table-cell table:formula="of:=-[.B55]*[.B69]" office:value-type="float" office:value="-0.0859999999999998" calcext:value-type="float">
            <text:p>-0.086</text:p>
          </table:table-cell>
          <table:table-cell table:formula="of:=-[.B59]*[.B69]" office:value-type="float" office:value="-0.015" calcext:value-type="float">
            <text:p>-0.015</text:p>
          </table:table-cell>
          <table:table-cell table:style-name="ce54" office:value-type="float" office:value="0" calcext:value-type="float">
            <text:p>0</text:p>
          </table:table-cell>
          <table:table-cell table:style-name="ce32" table:formula="of:=[.B69]" office:value-type="float" office:value="0.999999999999998" calcext:value-type="float">
            <text:p>1.0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11]" office:value-type="float" office:value="0" calcext:value-type="float">
            <text:p>0</text:p>
          </table:table-cell>
          <table:table-cell table:formula="of:=[.C3]*[.C11]" office:value-type="float" office:value="-1" calcext:value-type="float">
            <text:p>-1</text:p>
          </table:table-cell>
          <table:table-cell table:formula="of:=[.D3]*[.D11]" office:value-type="float" office:value="0" calcext:value-type="float">
            <text:p>0</text:p>
          </table:table-cell>
          <table:table-cell table:formula="of:=[.E3]*[.E11]" office:value-type="float" office:value="0" calcext:value-type="float">
            <text:p>0</text:p>
          </table:table-cell>
          <table:table-cell table:formula="of:=[.F3]*[.F11]" office:value-type="float" office:value="-0" calcext:value-type="float">
            <text:p>0</text:p>
          </table:table-cell>
          <table:table-cell table:formula="of:=[.G3]*[.G11]" office:value-type="float" office:value="-0" calcext:value-type="float">
            <text:p>0</text:p>
          </table:table-cell>
          <table:table-cell table:formula="of:=[.H3]*[.H11]" office:value-type="float" office:value="0" calcext:value-type="float">
            <text:p>0</text:p>
          </table:table-cell>
          <table:table-cell table:formula="of:=[.I3]*[.I11]" office:value-type="float" office:value="0.999999999999998" calcext:value-type="float">
            <text:p>0.999999999999998</text:p>
          </table:table-cell>
          <table:table-cell table:formula="of:=[.J3]*[.J11]" office:value-type="float" office:value="0" calcext:value-type="float">
            <text:p>0</text:p>
          </table:table-cell>
          <table:table-cell table:formula="of:=[.K3]*[.K11]" office:value-type="float" office:value="0" calcext:value-type="float">
            <text:p>0</text:p>
          </table:table-cell>
          <table:table-cell table:style-name="ce96" table:formula="of:=SUM([.M11:.V11])" office:value-type="float" office:value="0" calcext:value-type="float">
            <text:p>0.00000E+00</text:p>
          </table:table-cell>
          <table:table-cell table:style-name="ce32" table:formula="of:=MAX([.M11:.V11])" office:value-type="float" office:value="0.999999999999998" calcext:value-type="float">
            <text:p>1.00</text:p>
          </table:table-cell>
          <table:table-cell table:formula="of:=MIN([.M11:.V11])" office:value-type="float" office:value="-1" calcext:value-type="float">
            <text:p>-1</text:p>
          </table:table-cell>
          <table:table-cell table:style-name="ce97" table:formula="of:=IF(ABS([.Y11])&gt;[.X11];([.W11]/ABS([.Y11]));([.W11]/[.X11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 table:number-columns-repeated="2"/>
          <table:table-cell table:style-name="ce21" table:number-columns-repeated="6"/>
          <table:table-cell table:style-name="ce47" table:number-columns-repeated="2"/>
          <table:table-cell table:style-name="ce83" office:value-type="string" calcext:value-type="string">
            <text:p>C Balance</text:p>
          </table:table-cell>
          <table:table-cell table:formula="of:=[.B4]*[.B11]" office:value-type="float" office:value="0" calcext:value-type="float">
            <text:p>0</text:p>
          </table:table-cell>
          <table:table-cell table:formula="of:=[.C4]*[.C11]" office:value-type="float" office:value="-0.00003125" calcext:value-type="float">
            <text:p>-3.125E-05</text:p>
          </table:table-cell>
          <table:table-cell table:formula="of:=[.D4]*[.D11]" office:value-type="float" office:value="0.00000644841269841271" calcext:value-type="float">
            <text:p>6.44841269841271E-06</text:p>
          </table:table-cell>
          <table:table-cell table:formula="of:=[.E4]*[.E11]" office:value-type="float" office:value="0" calcext:value-type="float">
            <text:p>0</text:p>
          </table:table-cell>
          <table:table-cell table:formula="of:=[.F4]*[.F11]" office:value-type="float" office:value="-0" calcext:value-type="float">
            <text:p>0</text:p>
          </table:table-cell>
          <table:table-cell table:formula="of:=[.G4]*[.G11]" office:value-type="float" office:value="-0" calcext:value-type="float">
            <text:p>0</text:p>
          </table:table-cell>
          <table:table-cell table:formula="of:=[.H4]*[.H11]" office:value-type="float" office:value="0" calcext:value-type="float">
            <text:p>0</text:p>
          </table:table-cell>
          <table:table-cell table:formula="of:=[.I4]*[.I11]" office:value-type="float" office:value="0.0000248015873015873" calcext:value-type="float">
            <text:p>2.48015873015873E-05</text:p>
          </table:table-cell>
          <table:table-cell table:formula="of:=[.J4]*[.J11]" office:value-type="float" office:value="0" calcext:value-type="float">
            <text:p>0</text:p>
          </table:table-cell>
          <table:table-cell table:formula="of:=[.K4]*[.K11]" office:value-type="float" office:value="0" calcext:value-type="float">
            <text:p>0</text:p>
          </table:table-cell>
          <table:table-cell table:style-name="ce94" table:formula="of:=SUM([.M12:.V12])" office:value-type="float" office:value="0" calcext:value-type="float">
            <text:p>0.00000E+00</text:p>
          </table:table-cell>
          <table:table-cell table:style-name="ce32" table:formula="of:=MAX([.M12:.V12])" office:value-type="float" office:value="0.0000248015873015874" calcext:value-type="float">
            <text:p>0.00</text:p>
          </table:table-cell>
          <table:table-cell table:formula="of:=MIN([.M12:.V12])" office:value-type="float" office:value="-0.00003125" calcext:value-type="float">
            <text:p>-3.125E-05</text:p>
          </table:table-cell>
          <table:table-cell table:style-name="ce97" table:formula="of:=IF(ABS([.Y12])&gt;[.X12];([.W12]/ABS([.Y12]));([.W12]/[.X12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 table:number-columns-repeated="2"/>
          <table:table-cell table:style-name="ce21" table:number-columns-repeated="6"/>
          <table:table-cell table:style-name="ce47" table:number-columns-repeated="2"/>
          <table:table-cell table:style-name="ce83" office:value-type="string" calcext:value-type="string">
            <text:p>N Balance</text:p>
          </table:table-cell>
          <table:table-cell table:formula="of:=[.B5]*[.B11]" office:value-type="float" office:value="0" calcext:value-type="float">
            <text:p>0</text:p>
          </table:table-cell>
          <table:table-cell table:formula="of:=[.C5]*[.C11]" office:value-type="float" office:value="-0" calcext:value-type="float">
            <text:p>0</text:p>
          </table:table-cell>
          <table:table-cell table:formula="of:=[.D5]*[.D11]" office:value-type="float" office:value="0" calcext:value-type="float">
            <text:p>0</text:p>
          </table:table-cell>
          <table:table-cell table:formula="of:=[.E5]*[.E11]" office:value-type="float" office:value="0" calcext:value-type="float">
            <text:p>0</text:p>
          </table:table-cell>
          <table:table-cell table:formula="of:=[.F5]*[.F11]" office:value-type="float" office:value="-0.0859999999999998" calcext:value-type="float">
            <text:p>-0.086</text:p>
          </table:table-cell>
          <table:table-cell table:formula="of:=[.G5]*[.G11]" office:value-type="float" office:value="-0" calcext:value-type="float">
            <text:p>0</text:p>
          </table:table-cell>
          <table:table-cell table:formula="of:=[.H5]*[.H11]" office:value-type="float" office:value="0" calcext:value-type="float">
            <text:p>0</text:p>
          </table:table-cell>
          <table:table-cell table:formula="of:=[.I5]*[.I11]" office:value-type="float" office:value="0.0859999999999998" calcext:value-type="float">
            <text:p>0.086</text:p>
          </table:table-cell>
          <table:table-cell table:formula="of:=[.J5]*[.J11]" office:value-type="float" office:value="0" calcext:value-type="float">
            <text:p>0</text:p>
          </table:table-cell>
          <table:table-cell table:formula="of:=[.K5]*[.K11]" office:value-type="float" office:value="0" calcext:value-type="float">
            <text:p>0</text:p>
          </table:table-cell>
          <table:table-cell table:style-name="ce94" table:formula="of:=SUM([.M13:.V13])" office:value-type="float" office:value="0" calcext:value-type="float">
            <text:p>0.00000E+00</text:p>
          </table:table-cell>
          <table:table-cell table:style-name="ce32" table:formula="of:=MAX([.M13:.V13])" office:value-type="float" office:value="0.0859999999999998" calcext:value-type="float">
            <text:p>0.09</text:p>
          </table:table-cell>
          <table:table-cell table:formula="of:=MIN([.M13:.V13])" office:value-type="float" office:value="-0.0859999999999998" calcext:value-type="float">
            <text:p>-0.086</text:p>
          </table:table-cell>
          <table:table-cell table:style-name="ce97" table:formula="of:=IF(ABS([.Y13])&gt;[.X13];([.W13]/ABS([.Y13]));([.W13]/[.X13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[.B6]*[.B11]" office:value-type="float" office:value="0" calcext:value-type="float">
            <text:p>0</text:p>
          </table:table-cell>
          <table:table-cell table:style-name="ce45" table:formula="of:=[.C6]*[.C11]" office:value-type="float" office:value="-0" calcext:value-type="float">
            <text:p>0</text:p>
          </table:table-cell>
          <table:table-cell table:style-name="ce45" table:formula="of:=[.D6]*[.D11]" office:value-type="float" office:value="0" calcext:value-type="float">
            <text:p>0</text:p>
          </table:table-cell>
          <table:table-cell table:style-name="ce45" table:formula="of:=[.E6]*[.E11]" office:value-type="float" office:value="0" calcext:value-type="float">
            <text:p>0</text:p>
          </table:table-cell>
          <table:table-cell table:style-name="ce45" table:formula="of:=[.F6]*[.F11]" office:value-type="float" office:value="-0" calcext:value-type="float">
            <text:p>0</text:p>
          </table:table-cell>
          <table:table-cell table:style-name="ce45" table:formula="of:=[.G6]*[.G11]" office:value-type="float" office:value="-0.015" calcext:value-type="float">
            <text:p>-0.015</text:p>
          </table:table-cell>
          <table:table-cell table:style-name="ce45" table:formula="of:=[.H6]*[.H11]" office:value-type="float" office:value="0" calcext:value-type="float">
            <text:p>0</text:p>
          </table:table-cell>
          <table:table-cell table:style-name="ce45" table:formula="of:=[.I6]*[.I11]" office:value-type="float" office:value="0.015" calcext:value-type="float">
            <text:p>0.015</text:p>
          </table:table-cell>
          <table:table-cell table:style-name="ce45" table:formula="of:=[.J6]*[.J11]" office:value-type="float" office:value="0" calcext:value-type="float">
            <text:p>0</text:p>
          </table:table-cell>
          <table:table-cell table:style-name="ce45" table:formula="of:=[.K6]*[.K11]" office:value-type="float" office:value="0" calcext:value-type="float">
            <text:p>0</text:p>
          </table:table-cell>
          <table:table-cell table:style-name="ce95" table:formula="of:=SUM([.M14:.V14])" office:value-type="float" office:value="0" calcext:value-type="float">
            <text:p>0.00000E+00</text:p>
          </table:table-cell>
          <table:table-cell table:style-name="ce32" table:formula="of:=MAX([.M14:.V14])" office:value-type="float" office:value="0.015" calcext:value-type="float">
            <text:p>0.02</text:p>
          </table:table-cell>
          <table:table-cell table:formula="of:=MIN([.M14:.V14])" office:value-type="float" office:value="-0.015" calcext:value-type="float">
            <text:p>-0.015</text:p>
          </table:table-cell>
          <table:table-cell table:style-name="ce97" table:formula="of:=IF(ABS([.Y14])&gt;[.X14];([.W14]/ABS([.Y14]));([.W14]/[.X14]))" office:value-type="percentage" office:value="0" calcext:value-type="percentage">
            <text:p>0.00%</text:p>
          </table:table-cell>
        </table:table-row>
        <table:table-row table:style-name="ro4">
          <table:table-cell table:style-name="ce29" office:value-type="string" calcext:value-type="string">
            <text:p>PH Uptake</text:p>
          </table:table-cell>
          <table:table-cell table:style-name="ce46" office:value-type="float" office:value="-1" calcext:value-type="float">
            <text:p>-1</text:p>
          </table:table-cell>
          <table:table-cell table:style-name="ce54" office:value-type="float" office:value="0" calcext:value-type="float">
            <text:p>0</text:p>
          </table:table-cell>
          <table:table-cell table:formula="of:=[.B44]" office:value-type="float" office:value="-0.00000124276144357903" calcext:value-type="float">
            <text:p>-1.24276144357903E-06</text:p>
          </table:table-cell>
          <table:table-cell table:style-name="ce32" office:value-type="float" office:value="0" calcext:value-type="float">
            <text:p>0.00</text:p>
          </table:table-cell>
          <table:table-cell table:formula="of:=-[.B55]*[.B69]" office:value-type="float" office:value="-0.0859999999999998" calcext:value-type="float">
            <text:p>-0.086</text:p>
          </table:table-cell>
          <table:table-cell table:style-name="ce64" table:formula="of:=-[.B59]*[.B69]" office:value-type="float" office:value="-0.015" calcext:value-type="float">
            <text:p>-0.0150</text:p>
          </table:table-cell>
          <table:table-cell office:value-type="float" office:value="0" calcext:value-type="float">
            <text:p>0</text:p>
          </table:table-cell>
          <table:table-cell table:style-name="ce33" table:formula="of:=[.B69]" office:value-type="float" office:value="0.999999999999998" calcext:value-type="float">
            <text:p>1.0</text:p>
          </table:table-cell>
          <table:table-cell table:style-name="ce69" office:value-type="float" office:value="0" calcext:value-type="float">
            <text:p>0</text:p>
          </table:table-cell>
          <table:table-cell table:style-name="ce79" office:value-type="float" office:value="0" calcext:value-type="float">
            <text:p>0.00</text:p>
          </table:table-cell>
          <table:table-cell table:style-name="ce85" office:value-type="string" calcext:value-type="string">
            <text:p>COD Balance</text:p>
          </table:table-cell>
          <table:table-cell table:formula="of:=[.B3]*[.B15]" office:value-type="float" office:value="-1" calcext:value-type="float">
            <text:p>-1</text:p>
          </table:table-cell>
          <table:table-cell table:formula="of:=[.C3]*[.C15]" office:value-type="float" office:value="0" calcext:value-type="float">
            <text:p>0</text:p>
          </table:table-cell>
          <table:table-cell table:formula="of:=[.D3]*[.D15]" office:value-type="float" office:value="-0" calcext:value-type="float">
            <text:p>0</text:p>
          </table:table-cell>
          <table:table-cell table:formula="of:=[.E3]*[.E15]" office:value-type="float" office:value="0" calcext:value-type="float">
            <text:p>0</text:p>
          </table:table-cell>
          <table:table-cell table:formula="of:=[.F3]*[.F15]" office:value-type="float" office:value="-0" calcext:value-type="float">
            <text:p>0</text:p>
          </table:table-cell>
          <table:table-cell table:formula="of:=[.G3]*[.G15]" office:value-type="float" office:value="-0" calcext:value-type="float">
            <text:p>0</text:p>
          </table:table-cell>
          <table:table-cell table:formula="of:=[.H3]*[.H15]" office:value-type="float" office:value="0" calcext:value-type="float">
            <text:p>0</text:p>
          </table:table-cell>
          <table:table-cell table:formula="of:=[.I3]*[.I15]" office:value-type="float" office:value="0.999999999999998" calcext:value-type="float">
            <text:p>0.999999999999998</text:p>
          </table:table-cell>
          <table:table-cell table:formula="of:=[.J3]*[.J15]" office:value-type="float" office:value="0" calcext:value-type="float">
            <text:p>0</text:p>
          </table:table-cell>
          <table:table-cell table:formula="of:=[.K3]*[.K15]" office:value-type="float" office:value="0" calcext:value-type="float">
            <text:p>0</text:p>
          </table:table-cell>
          <table:table-cell table:style-name="ce94" table:formula="of:=SUM([.M15:.V15])" office:value-type="float" office:value="0" calcext:value-type="float">
            <text:p>0.00000E+00</text:p>
          </table:table-cell>
          <table:table-cell table:style-name="ce32" table:formula="of:=MAX([.M15:.V15])" office:value-type="float" office:value="0.999999999999998" calcext:value-type="float">
            <text:p>1.00</text:p>
          </table:table-cell>
          <table:table-cell table:formula="of:=MIN([.M15:.V15])" office:value-type="float" office:value="-1" calcext:value-type="float">
            <text:p>-1</text:p>
          </table:table-cell>
          <table:table-cell table:style-name="ce97" table:formula="of:=IF(ABS([.Y15])&gt;[.X15];([.W15]/ABS([.Y15]));([.W15]/[.X15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2"/>
          <table:table-cell table:style-name="ce32"/>
          <table:table-cell table:style-name="ce21"/>
          <table:table-cell table:style-name="ce32"/>
          <table:table-cell table:style-name="ce21"/>
          <table:table-cell table:style-name="ce33"/>
          <table:table-cell table:style-name="ce47"/>
          <table:table-cell table:style-name="ce32"/>
          <table:table-cell table:style-name="ce83" office:value-type="string" calcext:value-type="string">
            <text:p>C Balance</text:p>
          </table:table-cell>
          <table:table-cell table:formula="of:=[.B4]*[.B15]" office:value-type="float" office:value="-0.0000235588258580082" calcext:value-type="float">
            <text:p>-2.35588258580082E-05</text:p>
          </table:table-cell>
          <table:table-cell table:formula="of:=[.C4]*[.C15]" office:value-type="float" office:value="0" calcext:value-type="float">
            <text:p>0</text:p>
          </table:table-cell>
          <table:table-cell table:formula="of:=[.D4]*[.D15]" office:value-type="float" office:value="-0.00000124276144357903" calcext:value-type="float">
            <text:p>-1.24276144357903E-06</text:p>
          </table:table-cell>
          <table:table-cell table:formula="of:=[.E4]*[.E15]" office:value-type="float" office:value="0" calcext:value-type="float">
            <text:p>0</text:p>
          </table:table-cell>
          <table:table-cell table:formula="of:=[.F4]*[.F15]" office:value-type="float" office:value="-0" calcext:value-type="float">
            <text:p>0</text:p>
          </table:table-cell>
          <table:table-cell table:formula="of:=[.G4]*[.G15]" office:value-type="float" office:value="-0" calcext:value-type="float">
            <text:p>0</text:p>
          </table:table-cell>
          <table:table-cell table:formula="of:=[.H4]*[.H15]" office:value-type="float" office:value="0" calcext:value-type="float">
            <text:p>0</text:p>
          </table:table-cell>
          <table:table-cell table:formula="of:=[.I4]*[.I15]" office:value-type="float" office:value="0.0000248015873015873" calcext:value-type="float">
            <text:p>2.48015873015873E-05</text:p>
          </table:table-cell>
          <table:table-cell table:formula="of:=[.J4]*[.J15]" office:value-type="float" office:value="0" calcext:value-type="float">
            <text:p>0</text:p>
          </table:table-cell>
          <table:table-cell table:formula="of:=[.K4]*[.K15]" office:value-type="float" office:value="0" calcext:value-type="float">
            <text:p>0</text:p>
          </table:table-cell>
          <table:table-cell table:style-name="ce94" table:formula="of:=SUM([.M16:.V16])" office:value-type="float" office:value="8.80914265144472E-020" calcext:value-type="float">
            <text:p>8.80914E-20</text:p>
          </table:table-cell>
          <table:table-cell table:style-name="ce32" table:formula="of:=MAX([.M16:.V16])" office:value-type="float" office:value="0.0000248015873015874" calcext:value-type="float">
            <text:p>0.00</text:p>
          </table:table-cell>
          <table:table-cell table:formula="of:=MIN([.M16:.V16])" office:value-type="float" office:value="-0.0000235588258580082" calcext:value-type="float">
            <text:p>-2.35588258580082E-05</text:p>
          </table:table-cell>
          <table:table-cell table:style-name="ce97" table:formula="of:=IF(ABS([.Y16])&gt;[.X16];([.W16]/ABS([.Y16]));([.W16]/[.X16]))" office:value-type="percentage" office:value="3.5518463170625E-015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2"/>
          <table:table-cell table:style-name="ce32"/>
          <table:table-cell table:style-name="ce21"/>
          <table:table-cell table:style-name="ce32"/>
          <table:table-cell table:style-name="ce21"/>
          <table:table-cell table:style-name="ce33"/>
          <table:table-cell table:style-name="ce47"/>
          <table:table-cell table:style-name="ce32"/>
          <table:table-cell table:style-name="ce83" office:value-type="string" calcext:value-type="string">
            <text:p>N Balance</text:p>
          </table:table-cell>
          <table:table-cell table:formula="of:=[.B5]*[.B15]" office:value-type="float" office:value="-0" calcext:value-type="float">
            <text:p>0</text:p>
          </table:table-cell>
          <table:table-cell table:formula="of:=[.C5]*[.C15]" office:value-type="float" office:value="0" calcext:value-type="float">
            <text:p>0</text:p>
          </table:table-cell>
          <table:table-cell table:formula="of:=[.D5]*[.D15]" office:value-type="float" office:value="-0" calcext:value-type="float">
            <text:p>0</text:p>
          </table:table-cell>
          <table:table-cell table:formula="of:=[.E5]*[.E15]" office:value-type="float" office:value="0" calcext:value-type="float">
            <text:p>0</text:p>
          </table:table-cell>
          <table:table-cell table:formula="of:=[.F5]*[.F15]" office:value-type="float" office:value="-0.0859999999999998" calcext:value-type="float">
            <text:p>-0.086</text:p>
          </table:table-cell>
          <table:table-cell table:formula="of:=[.G5]*[.G15]" office:value-type="float" office:value="-0" calcext:value-type="float">
            <text:p>0</text:p>
          </table:table-cell>
          <table:table-cell table:formula="of:=[.H5]*[.H15]" office:value-type="float" office:value="0" calcext:value-type="float">
            <text:p>0</text:p>
          </table:table-cell>
          <table:table-cell table:formula="of:=[.I5]*[.I15]" office:value-type="float" office:value="0.0859999999999998" calcext:value-type="float">
            <text:p>0.086</text:p>
          </table:table-cell>
          <table:table-cell table:formula="of:=[.J5]*[.J15]" office:value-type="float" office:value="0" calcext:value-type="float">
            <text:p>0</text:p>
          </table:table-cell>
          <table:table-cell table:formula="of:=[.K5]*[.K15]" office:value-type="float" office:value="0" calcext:value-type="float">
            <text:p>0</text:p>
          </table:table-cell>
          <table:table-cell table:style-name="ce94" table:formula="of:=SUM([.M17:.V17])" office:value-type="float" office:value="0" calcext:value-type="float">
            <text:p>0.00000E+00</text:p>
          </table:table-cell>
          <table:table-cell table:style-name="ce32" table:formula="of:=MAX([.M17:.V17])" office:value-type="float" office:value="0.0859999999999998" calcext:value-type="float">
            <text:p>0.09</text:p>
          </table:table-cell>
          <table:table-cell table:formula="of:=MIN([.M17:.V17])" office:value-type="float" office:value="-0.0859999999999998" calcext:value-type="float">
            <text:p>-0.086</text:p>
          </table:table-cell>
          <table:table-cell table:style-name="ce97" table:formula="of:=IF(ABS([.Y17])&gt;[.X17];([.W17]/ABS([.Y17]));([.W17]/[.X17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3"/>
          <table:table-cell table:style-name="ce63"/>
          <table:table-cell table:style-name="ce45"/>
          <table:table-cell table:style-name="ce63"/>
          <table:table-cell table:style-name="ce45"/>
          <table:table-cell table:style-name="ce73"/>
          <table:table-cell table:style-name="ce45"/>
          <table:table-cell table:style-name="ce63"/>
          <table:table-cell table:style-name="ce84" office:value-type="string" calcext:value-type="string">
            <text:p>P Balance</text:p>
          </table:table-cell>
          <table:table-cell table:style-name="ce45" table:formula="of:=+[.B6]*[.B15]" office:value-type="float" office:value="-0" calcext:value-type="float">
            <text:p>0</text:p>
          </table:table-cell>
          <table:table-cell table:style-name="ce45" table:formula="of:=+[.C6]*[.C15]" office:value-type="float" office:value="0" calcext:value-type="float">
            <text:p>0</text:p>
          </table:table-cell>
          <table:table-cell table:style-name="ce45" table:formula="of:=+[.D6]*[.D15]" office:value-type="float" office:value="-0" calcext:value-type="float">
            <text:p>0</text:p>
          </table:table-cell>
          <table:table-cell table:style-name="ce45" table:formula="of:=+[.E6]*[.E15]" office:value-type="float" office:value="0" calcext:value-type="float">
            <text:p>0</text:p>
          </table:table-cell>
          <table:table-cell table:style-name="ce45" table:formula="of:=+[.F6]*[.F15]" office:value-type="float" office:value="-0" calcext:value-type="float">
            <text:p>0</text:p>
          </table:table-cell>
          <table:table-cell table:style-name="ce45" table:formula="of:=+[.G6]*[.G15]" office:value-type="float" office:value="-0.015" calcext:value-type="float">
            <text:p>-0.015</text:p>
          </table:table-cell>
          <table:table-cell table:style-name="ce45" table:formula="of:=+[.H6]*[.H15]" office:value-type="float" office:value="0" calcext:value-type="float">
            <text:p>0</text:p>
          </table:table-cell>
          <table:table-cell table:style-name="ce45" table:formula="of:=+[.I6]*[.I15]" office:value-type="float" office:value="0.015" calcext:value-type="float">
            <text:p>0.015</text:p>
          </table:table-cell>
          <table:table-cell table:style-name="ce45" table:formula="of:=+[.J6]*[.J15]" office:value-type="float" office:value="0" calcext:value-type="float">
            <text:p>0</text:p>
          </table:table-cell>
          <table:table-cell table:style-name="ce45" table:formula="of:=+[.K6]*[.K15]" office:value-type="float" office:value="0" calcext:value-type="float">
            <text:p>0</text:p>
          </table:table-cell>
          <table:table-cell table:style-name="ce95" table:formula="of:=SUM([.M18:.V18])" office:value-type="float" office:value="0" calcext:value-type="float">
            <text:p>0.00000E+00</text:p>
          </table:table-cell>
          <table:table-cell table:style-name="ce32" table:formula="of:=MAX([.M18:.V18])" office:value-type="float" office:value="0.015" calcext:value-type="float">
            <text:p>0.02</text:p>
          </table:table-cell>
          <table:table-cell table:formula="of:=MIN([.M18:.V18])" office:value-type="float" office:value="-0.015" calcext:value-type="float">
            <text:p>-0.015</text:p>
          </table:table-cell>
          <table:table-cell table:style-name="ce97" table:formula="of:=IF(ABS([.Y18])&gt;[.X18];([.W18]/ABS([.Y18]));([.W18]/[.X18]))" office:value-type="percentage" office:value="0" calcext:value-type="percentage">
            <text:p>0.00%</text:p>
          </table:table-cell>
        </table:table-row>
        <table:table-row table:style-name="ro4">
          <table:table-cell table:style-name="ce29" office:value-type="string" calcext:value-type="string">
            <text:p>CH Uptake</text:p>
          </table:table-cell>
          <table:table-cell table:style-name="ce46" office:value-type="float" office:value="-1" calcext:value-type="float">
            <text:p>-1</text:p>
          </table:table-cell>
          <table:table-cell table:style-name="ce54" table:formula="of:=(1-[.B70] ) *[.B47]" office:value-type="float" office:value="0.213639857609955" calcext:value-type="float">
            <text:p>0.213639857609955</text:p>
          </table:table-cell>
          <table:table-cell office:value-type="float" office:value="0" calcext:value-type="float">
            <text:p>0</text:p>
          </table:table-cell>
          <table:table-cell table:formula="of:=(1 - [.B70] ) *[.B48]" office:value-type="float" office:value="0.1056545043837" calcext:value-type="float">
            <text:p>0.1056545043837</text:p>
          </table:table-cell>
          <table:table-cell table:formula="of:=-[.B55]*[.B70]" office:value-type="float" office:value="-0.0585406848685457" calcext:value-type="float">
            <text:p>-0.058540684868546</text:p>
          </table:table-cell>
          <table:table-cell table:formula="of:=-[.B59]*[.B70]" office:value-type="float" office:value="-0.0102105845700952" calcext:value-type="float">
            <text:p>-0.010210584570095</text:p>
          </table:table-cell>
          <table:table-cell office:value-type="float" office:value="0" calcext:value-type="float">
            <text:p>0</text:p>
          </table:table-cell>
          <table:table-cell table:style-name="ce33" table:formula="of:=[.B70]" office:value-type="float" office:value="0.680705638006345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19]" office:value-type="float" office:value="-1" calcext:value-type="float">
            <text:p>-1</text:p>
          </table:table-cell>
          <table:table-cell table:formula="of:=[.C3]*[.C19]" office:value-type="float" office:value="0.213639857609955" calcext:value-type="float">
            <text:p>0.213639857609955</text:p>
          </table:table-cell>
          <table:table-cell table:formula="of:=[.D3]*[.D19]" office:value-type="float" office:value="0" calcext:value-type="float">
            <text:p>0</text:p>
          </table:table-cell>
          <table:table-cell table:formula="of:=[.E3]*[.E19]" office:value-type="float" office:value="0.1056545043837" calcext:value-type="float">
            <text:p>0.1056545043837</text:p>
          </table:table-cell>
          <table:table-cell table:formula="of:=[.F3]*[.F19]" office:value-type="float" office:value="-0" calcext:value-type="float">
            <text:p>0</text:p>
          </table:table-cell>
          <table:table-cell table:formula="of:=[.G3]*[.G19]" office:value-type="float" office:value="-0" calcext:value-type="float">
            <text:p>0</text:p>
          </table:table-cell>
          <table:table-cell table:formula="of:=[.H3]*[.H19]" office:value-type="float" office:value="0" calcext:value-type="float">
            <text:p>0</text:p>
          </table:table-cell>
          <table:table-cell table:formula="of:=[.I3]*[.I19]" office:value-type="float" office:value="0.680705638006345" calcext:value-type="float">
            <text:p>0.680705638006345</text:p>
          </table:table-cell>
          <table:table-cell table:formula="of:=[.J3]*[.J19]" office:value-type="float" office:value="0" calcext:value-type="float">
            <text:p>0</text:p>
          </table:table-cell>
          <table:table-cell table:formula="of:=[.K3]*[.K19]" office:value-type="float" office:value="0" calcext:value-type="float">
            <text:p>0</text:p>
          </table:table-cell>
          <table:table-cell table:style-name="ce94" table:formula="of:=SUM([.M19:.V19])" office:value-type="float" office:value="0" calcext:value-type="float">
            <text:p>0.00000E+00</text:p>
          </table:table-cell>
          <table:table-cell table:style-name="ce32" table:formula="of:=MAX([.M19:.V19])" office:value-type="float" office:value="0.680705638006345" calcext:value-type="float">
            <text:p>0.68</text:p>
          </table:table-cell>
          <table:table-cell table:formula="of:=MIN([.M19:.V19])" office:value-type="float" office:value="-1" calcext:value-type="float">
            <text:p>-1</text:p>
          </table:table-cell>
          <table:table-cell table:style-name="ce97" table:formula="of:=IF(ABS([.Y19])&gt;[.X19];([.W19]/ABS([.Y19]));([.W19]/[.X19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9"/>
          <table:table-cell table:style-name="ce83" office:value-type="string" calcext:value-type="string">
            <text:p>C Balance</text:p>
          </table:table-cell>
          <table:table-cell table:formula="of:=+[.B4]*[.B19]" office:value-type="float" office:value="-0.0000235588258580082" calcext:value-type="float">
            <text:p>-2.35588258580082E-05</text:p>
          </table:table-cell>
          <table:table-cell table:formula="of:=+[.C4]*[.C19]" office:value-type="float" office:value="0.0000066762455503111" calcext:value-type="float">
            <text:p>6.6762455503111E-06</text:p>
          </table:table-cell>
          <table:table-cell table:formula="of:=+[.D4]*[.D19]" office:value-type="float" office:value="0" calcext:value-type="float">
            <text:p>0</text:p>
          </table:table-cell>
          <table:table-cell table:formula="of:=+[.E4]*[.E19]" office:value-type="float" office:value="0" calcext:value-type="float">
            <text:p>0</text:p>
          </table:table-cell>
          <table:table-cell table:formula="of:=+[.F4]*[.F19]" office:value-type="float" office:value="-0" calcext:value-type="float">
            <text:p>0</text:p>
          </table:table-cell>
          <table:table-cell table:formula="of:=+[.G4]*[.G19]" office:value-type="float" office:value="-0" calcext:value-type="float">
            <text:p>0</text:p>
          </table:table-cell>
          <table:table-cell table:formula="of:=+[.H4]*[.H19]" office:value-type="float" office:value="0" calcext:value-type="float">
            <text:p>0</text:p>
          </table:table-cell>
          <table:table-cell table:formula="of:=+[.I4]*[.I19]" office:value-type="float" office:value="0.0000168825803076971" calcext:value-type="float">
            <text:p>1.68825803076971E-05</text:p>
          </table:table-cell>
          <table:table-cell table:formula="of:=+[.J4]*[.J19]" office:value-type="float" office:value="0" calcext:value-type="float">
            <text:p>0</text:p>
          </table:table-cell>
          <table:table-cell table:formula="of:=+[.K4]*[.K19]" office:value-type="float" office:value="0" calcext:value-type="float">
            <text:p>0</text:p>
          </table:table-cell>
          <table:table-cell table:style-name="ce94" table:formula="of:=SUM([.M20:.V20])" office:value-type="float" office:value="0" calcext:value-type="float">
            <text:p>0.00000E+00</text:p>
          </table:table-cell>
          <table:table-cell table:style-name="ce32" table:formula="of:=MAX([.M20:.V20])" office:value-type="float" office:value="0.0000168825803076971" calcext:value-type="float">
            <text:p>0.00</text:p>
          </table:table-cell>
          <table:table-cell table:formula="of:=MIN([.M20:.V20])" office:value-type="float" office:value="-0.0000235588258580082" calcext:value-type="float">
            <text:p>-2.35588258580082E-05</text:p>
          </table:table-cell>
          <table:table-cell table:style-name="ce97" table:formula="of:=IF(ABS([.Y20])&gt;[.X20];([.W20]/ABS([.Y20]));([.W20]/[.X20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9"/>
          <table:table-cell table:style-name="ce83" office:value-type="string" calcext:value-type="string">
            <text:p>N Balance</text:p>
          </table:table-cell>
          <table:table-cell table:formula="of:=+[.B5]*[.B19]" office:value-type="float" office:value="-0" calcext:value-type="float">
            <text:p>0</text:p>
          </table:table-cell>
          <table:table-cell table:formula="of:=+[.C5]*[.C19]" office:value-type="float" office:value="0" calcext:value-type="float">
            <text:p>0</text:p>
          </table:table-cell>
          <table:table-cell table:formula="of:=+[.D5]*[.D19]" office:value-type="float" office:value="0" calcext:value-type="float">
            <text:p>0</text:p>
          </table:table-cell>
          <table:table-cell table:formula="of:=+[.E5]*[.E19]" office:value-type="float" office:value="0" calcext:value-type="float">
            <text:p>0</text:p>
          </table:table-cell>
          <table:table-cell table:formula="of:=+[.F5]*[.F19]" office:value-type="float" office:value="-0.0585406848685457" calcext:value-type="float">
            <text:p>-0.058540684868546</text:p>
          </table:table-cell>
          <table:table-cell table:formula="of:=+[.G5]*[.G19]" office:value-type="float" office:value="-0" calcext:value-type="float">
            <text:p>0</text:p>
          </table:table-cell>
          <table:table-cell table:formula="of:=+[.H5]*[.H19]" office:value-type="float" office:value="0" calcext:value-type="float">
            <text:p>0</text:p>
          </table:table-cell>
          <table:table-cell table:formula="of:=+[.I5]*[.I19]" office:value-type="float" office:value="0.0585406848685457" calcext:value-type="float">
            <text:p>0.058540684868546</text:p>
          </table:table-cell>
          <table:table-cell table:formula="of:=+[.J5]*[.J19]" office:value-type="float" office:value="0" calcext:value-type="float">
            <text:p>0</text:p>
          </table:table-cell>
          <table:table-cell table:formula="of:=+[.K5]*[.K19]" office:value-type="float" office:value="0" calcext:value-type="float">
            <text:p>0</text:p>
          </table:table-cell>
          <table:table-cell table:style-name="ce94" table:formula="of:=SUM([.M21:.V21])" office:value-type="float" office:value="0" calcext:value-type="float">
            <text:p>0.00000E+00</text:p>
          </table:table-cell>
          <table:table-cell table:style-name="ce32" table:formula="of:=MAX([.M21:.V21])" office:value-type="float" office:value="0.0585406848685457" calcext:value-type="float">
            <text:p>0.06</text:p>
          </table:table-cell>
          <table:table-cell table:formula="of:=MIN([.M21:.V21])" office:value-type="float" office:value="-0.0585406848685457" calcext:value-type="float">
            <text:p>-0.058540684868546</text:p>
          </table:table-cell>
          <table:table-cell table:style-name="ce97" table:formula="of:=IF(ABS([.Y21])&gt;[.X21];([.W21]/ABS([.Y21]));([.W21]/[.X21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+[.B6]*[.B19]" office:value-type="float" office:value="-0" calcext:value-type="float">
            <text:p>0</text:p>
          </table:table-cell>
          <table:table-cell table:style-name="ce45" table:formula="of:=+[.C6]*[.C19]" office:value-type="float" office:value="0" calcext:value-type="float">
            <text:p>0</text:p>
          </table:table-cell>
          <table:table-cell table:style-name="ce45" table:formula="of:=+[.D6]*[.D19]" office:value-type="float" office:value="0" calcext:value-type="float">
            <text:p>0</text:p>
          </table:table-cell>
          <table:table-cell table:style-name="ce45" table:formula="of:=+[.E6]*[.E19]" office:value-type="float" office:value="0" calcext:value-type="float">
            <text:p>0</text:p>
          </table:table-cell>
          <table:table-cell table:style-name="ce45" table:formula="of:=+[.F6]*[.F19]" office:value-type="float" office:value="-0" calcext:value-type="float">
            <text:p>0</text:p>
          </table:table-cell>
          <table:table-cell table:style-name="ce45" table:formula="of:=+[.G6]*[.G19]" office:value-type="float" office:value="-0.0102105845700952" calcext:value-type="float">
            <text:p>-0.010210584570095</text:p>
          </table:table-cell>
          <table:table-cell table:style-name="ce45" table:formula="of:=+[.H6]*[.H19]" office:value-type="float" office:value="0" calcext:value-type="float">
            <text:p>0</text:p>
          </table:table-cell>
          <table:table-cell table:style-name="ce45" table:formula="of:=+[.I6]*[.I19]" office:value-type="float" office:value="0.0102105845700952" calcext:value-type="float">
            <text:p>0.010210584570095</text:p>
          </table:table-cell>
          <table:table-cell table:style-name="ce45" table:formula="of:=+[.J6]*[.J19]" office:value-type="float" office:value="0" calcext:value-type="float">
            <text:p>0</text:p>
          </table:table-cell>
          <table:table-cell table:style-name="ce45" table:formula="of:=+[.K6]*[.K19]" office:value-type="float" office:value="0" calcext:value-type="float">
            <text:p>0</text:p>
          </table:table-cell>
          <table:table-cell table:style-name="ce95" table:formula="of:=SUM([.M22:.V22])" office:value-type="float" office:value="0" calcext:value-type="float">
            <text:p>0.00000E+00</text:p>
          </table:table-cell>
          <table:table-cell table:style-name="ce32" table:formula="of:=MAX([.M22:.V22])" office:value-type="float" office:value="0.0102105845700952" calcext:value-type="float">
            <text:p>0.01</text:p>
          </table:table-cell>
          <table:table-cell table:formula="of:=MIN([.M22:.V22])" office:value-type="float" office:value="-0.0102105845700952" calcext:value-type="float">
            <text:p>-0.010210584570095</text:p>
          </table:table-cell>
          <table:table-cell table:style-name="ce97" table:formula="of:=IF(ABS([.Y22])&gt;[.X22];([.W22]/ABS([.Y22]));([.W22]/[.X22]))" office:value-type="percentage" office:value="0" calcext:value-type="percentage">
            <text:p>0.00%</text:p>
          </table:table-cell>
        </table:table-row>
        <table:table-row table:style-name="ro4">
          <table:table-cell table:style-name="ce29" office:value-type="string" calcext:value-type="string">
            <text:p>Aut Uptake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formula="of:=-[.B51]" office:value-type="float" office:value="-1" calcext:value-type="float">
            <text:p>-1</text:p>
          </table:table-cell>
          <table:table-cell table:formula="of:=-[.B52]" office:value-type="float" office:value="-40319.9999999998" calcext:value-type="float">
            <text:p>-40319.9999999998</text:p>
          </table:table-cell>
          <table:table-cell table:formula="of:=-[.B55]*[.B71]" office:value-type="float" office:value="-3467.51999999998" calcext:value-type="float">
            <text:p>-3467.51999999998</text:p>
          </table:table-cell>
          <table:table-cell table:formula="of:=-[.B59]*[.B71]" office:value-type="float" office:value="-604.799999999997" calcext:value-type="float">
            <text:p>-604.799999999997</text:p>
          </table:table-cell>
          <table:table-cell office:value-type="float" office:value="0" calcext:value-type="float">
            <text:p>0</text:p>
          </table:table-cell>
          <table:table-cell table:style-name="ce74" table:formula="of:=[.B71]" office:value-type="float" office:value="40319.9999999998" calcext:value-type="float">
            <office:annotation draw:style-name="gr3" draw:text-style-name="P2" svg:width="34.93mm" svg:height="20.8mm" svg:x="324.75mm" svg:y="104.35mm" draw:caption-point-x="4.92mm" draw:caption-point-y="2.85mm">
              <dc:date>2016-10-19T00:00:00</dc:date>
              <text:p text:style-name="P1"><text:span text:style-name="T8">heisenberg:</text:span></text:p>
              <text:p text:style-name="P1"><text:span text:style-name="T9">based on carbon content of the PPB to correct for COD/COD</text:span></text:p>
            </office:annotation>
            <text:p>40320.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23]" office:value-type="float" office:value="0" calcext:value-type="float">
            <text:p>0</text:p>
          </table:table-cell>
          <table:table-cell table:formula="of:=[.C3]*[.C23]" office:value-type="float" office:value="0" calcext:value-type="float">
            <text:p>0</text:p>
          </table:table-cell>
          <table:table-cell table:formula="of:=[.D3]*[.D23]" office:value-type="float" office:value="-0" calcext:value-type="float">
            <text:p>0</text:p>
          </table:table-cell>
          <table:table-cell table:formula="of:=[.E3]*[.E23]" office:value-type="float" office:value="-40319.9999999998" calcext:value-type="float">
            <text:p>-40319.9999999998</text:p>
          </table:table-cell>
          <table:table-cell table:formula="of:=[.F3]*[.F23]" office:value-type="float" office:value="-0" calcext:value-type="float">
            <text:p>0</text:p>
          </table:table-cell>
          <table:table-cell table:formula="of:=[.G3]*[.G23]" office:value-type="float" office:value="-0" calcext:value-type="float">
            <text:p>0</text:p>
          </table:table-cell>
          <table:table-cell table:formula="of:=[.H3]*[.H23]" office:value-type="float" office:value="0" calcext:value-type="float">
            <text:p>0</text:p>
          </table:table-cell>
          <table:table-cell table:formula="of:=[.I3]*[.I23]" office:value-type="float" office:value="40319.9999999998" calcext:value-type="float">
            <text:p>40319.9999999998</text:p>
          </table:table-cell>
          <table:table-cell table:formula="of:=[.J3]*[.J23]" office:value-type="float" office:value="0" calcext:value-type="float">
            <text:p>0</text:p>
          </table:table-cell>
          <table:table-cell table:formula="of:=[.K3]*[.K23]" office:value-type="float" office:value="0" calcext:value-type="float">
            <text:p>0</text:p>
          </table:table-cell>
          <table:table-cell table:style-name="ce94" table:formula="of:=SUM([.M23:.V23])" office:value-type="float" office:value="0" calcext:value-type="float">
            <text:p>0.00000E+00</text:p>
          </table:table-cell>
          <table:table-cell table:style-name="ce32" table:formula="of:=MAX([.M23:.V23])" office:value-type="float" office:value="40319.9999999998" calcext:value-type="float">
            <text:p>40320.00</text:p>
          </table:table-cell>
          <table:table-cell table:formula="of:=MIN([.M23:.V23])" office:value-type="float" office:value="-40319.9999999998" calcext:value-type="float">
            <text:p>-40319.9999999998</text:p>
          </table:table-cell>
          <table:table-cell table:style-name="ce97" table:formula="of:=IF(ABS([.Y23])&gt;[.X23];([.W23]/ABS([.Y23]));([.W23]/[.X23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9"/>
          <table:table-cell table:style-name="ce83" office:value-type="string" calcext:value-type="string">
            <text:p>C Balance</text:p>
          </table:table-cell>
          <table:table-cell table:formula="of:=[.B4]*[.B23]" office:value-type="float" office:value="0" calcext:value-type="float">
            <text:p>0</text:p>
          </table:table-cell>
          <table:table-cell table:formula="of:=[.C4]*[.C23]" office:value-type="float" office:value="0" calcext:value-type="float">
            <text:p>0</text:p>
          </table:table-cell>
          <table:table-cell table:formula="of:=[.D4]*[.D23]" office:value-type="float" office:value="-1" calcext:value-type="float">
            <text:p>-1</text:p>
          </table:table-cell>
          <table:table-cell table:formula="of:=[.E4]*[.E23]" office:value-type="float" office:value="-0" calcext:value-type="float">
            <text:p>0</text:p>
          </table:table-cell>
          <table:table-cell table:formula="of:=[.F4]*[.F23]" office:value-type="float" office:value="-0" calcext:value-type="float">
            <text:p>0</text:p>
          </table:table-cell>
          <table:table-cell table:formula="of:=[.G4]*[.G23]" office:value-type="float" office:value="-0" calcext:value-type="float">
            <text:p>0</text:p>
          </table:table-cell>
          <table:table-cell table:formula="of:=[.H4]*[.H23]" office:value-type="float" office:value="0" calcext:value-type="float">
            <text:p>0</text:p>
          </table:table-cell>
          <table:table-cell table:formula="of:=[.I4]*[.I23]" office:value-type="float" office:value="0.999999999999999" calcext:value-type="float">
            <text:p>0.999999999999999</text:p>
          </table:table-cell>
          <table:table-cell table:formula="of:=[.J4]*[.J23]" office:value-type="float" office:value="0" calcext:value-type="float">
            <text:p>0</text:p>
          </table:table-cell>
          <table:table-cell table:formula="of:=[.K4]*[.K23]" office:value-type="float" office:value="0" calcext:value-type="float">
            <text:p>0</text:p>
          </table:table-cell>
          <table:table-cell table:style-name="ce94" table:formula="of:=SUM([.M24:.V24])" office:value-type="float" office:value="0" calcext:value-type="float">
            <text:p>0.00000E+00</text:p>
          </table:table-cell>
          <table:table-cell table:style-name="ce32" table:formula="of:=MAX([.M24:.V24])" office:value-type="float" office:value="1" calcext:value-type="float">
            <text:p>1.00</text:p>
          </table:table-cell>
          <table:table-cell table:formula="of:=MIN([.M24:.V24])" office:value-type="float" office:value="-1" calcext:value-type="float">
            <text:p>-1</text:p>
          </table:table-cell>
          <table:table-cell table:style-name="ce97" table:formula="of:=IF(ABS([.Y24])&gt;[.X24];([.W24]/ABS([.Y24]));([.W24]/[.X24]))" office:value-type="percentage" office:value="0" calcext:value-type="percentage">
            <text:p>0.00%</text:p>
          </table:table-cell>
        </table:table-row>
        <table:table-row table:style-name="ro4">
          <table:table-cell table:style-name="ce29"/>
          <table:table-cell table:style-name="ce47"/>
          <table:table-cell table:style-name="ce21" table:number-columns-repeated="9"/>
          <table:table-cell table:style-name="ce83" office:value-type="string" calcext:value-type="string">
            <text:p>N Balance</text:p>
          </table:table-cell>
          <table:table-cell table:formula="of:=[.B5]*[.B23]" office:value-type="float" office:value="0" calcext:value-type="float">
            <text:p>0</text:p>
          </table:table-cell>
          <table:table-cell table:formula="of:=[.C5]*[.C23]" office:value-type="float" office:value="0" calcext:value-type="float">
            <text:p>0</text:p>
          </table:table-cell>
          <table:table-cell table:formula="of:=[.D5]*[.D23]" office:value-type="float" office:value="-0" calcext:value-type="float">
            <text:p>0</text:p>
          </table:table-cell>
          <table:table-cell table:formula="of:=[.E5]*[.E23]" office:value-type="float" office:value="-0" calcext:value-type="float">
            <text:p>0</text:p>
          </table:table-cell>
          <table:table-cell table:formula="of:=[.F5]*[.F23]" office:value-type="float" office:value="-3467.51999999998" calcext:value-type="float">
            <text:p>-3467.51999999998</text:p>
          </table:table-cell>
          <table:table-cell table:formula="of:=[.G5]*[.G23]" office:value-type="float" office:value="-0" calcext:value-type="float">
            <text:p>0</text:p>
          </table:table-cell>
          <table:table-cell table:formula="of:=[.H5]*[.H23]" office:value-type="float" office:value="0" calcext:value-type="float">
            <text:p>0</text:p>
          </table:table-cell>
          <table:table-cell table:formula="of:=[.I5]*[.I23]" office:value-type="float" office:value="3467.51999999998" calcext:value-type="float">
            <text:p>3467.51999999998</text:p>
          </table:table-cell>
          <table:table-cell table:formula="of:=[.J5]*[.J23]" office:value-type="float" office:value="0" calcext:value-type="float">
            <text:p>0</text:p>
          </table:table-cell>
          <table:table-cell table:formula="of:=[.K5]*[.K23]" office:value-type="float" office:value="0" calcext:value-type="float">
            <text:p>0</text:p>
          </table:table-cell>
          <table:table-cell table:style-name="ce94" table:formula="of:=SUM([.M25:.V25])" office:value-type="float" office:value="0" calcext:value-type="float">
            <text:p>0.00000E+00</text:p>
          </table:table-cell>
          <table:table-cell table:style-name="ce32" table:formula="of:=MAX([.M25:.V25])" office:value-type="float" office:value="3467.51999999998" calcext:value-type="float">
            <text:p>3467.52</text:p>
          </table:table-cell>
          <table:table-cell table:formula="of:=MIN([.M25:.V25])" office:value-type="float" office:value="-3467.51999999998" calcext:value-type="float">
            <text:p>-3467.51999999998</text:p>
          </table:table-cell>
          <table:table-cell table:style-name="ce97" table:formula="of:=IF(ABS([.Y25])&gt;[.X25];([.W25]/ABS([.Y25]));([.W25]/[.X25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5"/>
          <table:table-cell table:style-name="ce65"/>
          <table:table-cell table:style-name="ce45" table:number-columns-repeated="4"/>
          <table:table-cell table:style-name="ce84" office:value-type="string" calcext:value-type="string">
            <text:p>P Balance</text:p>
          </table:table-cell>
          <table:table-cell table:style-name="ce45" table:formula="of:=[.B6]*[.B23]" office:value-type="float" office:value="0" calcext:value-type="float">
            <text:p>0</text:p>
          </table:table-cell>
          <table:table-cell table:style-name="ce45" table:formula="of:=[.C6]*[.C23]" office:value-type="float" office:value="0" calcext:value-type="float">
            <text:p>0</text:p>
          </table:table-cell>
          <table:table-cell table:style-name="ce45" table:formula="of:=[.D6]*[.D23]" office:value-type="float" office:value="-0" calcext:value-type="float">
            <text:p>0</text:p>
          </table:table-cell>
          <table:table-cell table:style-name="ce45" table:formula="of:=[.E6]*[.E23]" office:value-type="float" office:value="-0" calcext:value-type="float">
            <text:p>0</text:p>
          </table:table-cell>
          <table:table-cell table:style-name="ce45" table:formula="of:=[.F6]*[.F23]" office:value-type="float" office:value="-0" calcext:value-type="float">
            <text:p>0</text:p>
          </table:table-cell>
          <table:table-cell table:style-name="ce45" table:formula="of:=[.G6]*[.G23]" office:value-type="float" office:value="-604.799999999997" calcext:value-type="float">
            <text:p>-604.799999999997</text:p>
          </table:table-cell>
          <table:table-cell table:style-name="ce45" table:formula="of:=[.H6]*[.H23]" office:value-type="float" office:value="0" calcext:value-type="float">
            <text:p>0</text:p>
          </table:table-cell>
          <table:table-cell table:style-name="ce45" table:formula="of:=[.I6]*[.I23]" office:value-type="float" office:value="604.799999999997" calcext:value-type="float">
            <text:p>604.799999999997</text:p>
          </table:table-cell>
          <table:table-cell table:style-name="ce45" table:formula="of:=[.J6]*[.J23]" office:value-type="float" office:value="0" calcext:value-type="float">
            <text:p>0</text:p>
          </table:table-cell>
          <table:table-cell table:style-name="ce45" table:formula="of:=[.K6]*[.K23]" office:value-type="float" office:value="0" calcext:value-type="float">
            <text:p>0</text:p>
          </table:table-cell>
          <table:table-cell table:style-name="ce95" table:formula="of:=SUM([.M26:.V26])" office:value-type="float" office:value="0" calcext:value-type="float">
            <text:p>0.00000E+00</text:p>
          </table:table-cell>
          <table:table-cell table:style-name="ce32" table:formula="of:=MAX([.M26:.V26])" office:value-type="float" office:value="604.799999999997" calcext:value-type="float">
            <text:p>604.80</text:p>
          </table:table-cell>
          <table:table-cell table:formula="of:=MIN([.M26:.V26])" office:value-type="float" office:value="-604.799999999997" calcext:value-type="float">
            <text:p>-604.799999999997</text:p>
          </table:table-cell>
          <table:table-cell table:style-name="ce97" table:formula="of:=IF(ABS([.Y26])&gt;[.X26];([.W26]/ABS([.Y26]));([.W26]/[.X26]))" office:value-type="percentage" office:value="0" calcext:value-type="percentage">
            <text:p>0.00%</text:p>
          </table:table-cell>
        </table:table-row>
        <table:table-row table:style-name="ro4">
          <table:table-cell table:style-name="ce37" office:value-type="string" calcext:value-type="string">
            <text:p>Decay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2" office:value-type="float" office:value="-0.000000198412698412612" calcext:value-type="float">
            <text:p>-1.9841270E-07</text:p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-([.I27]*[.I5]+[.J27]*[.J5])" office:value-type="float" office:value="0.058" calcext:value-type="float">
            <text:p>5.8000000E-02</text:p>
          </table:table-cell>
          <table:table-cell table:style-name="ce62" table:formula="of:=-([.I27]*[.I6]+[.J27]*[.J6])" office:value-type="float" office:value="0.01" calcext:value-type="float">
            <text:p>1.0000000E-0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style-name="ce49" table:formula="of:=[.B3]*[.B27]" office:value-type="float" office:value="0" calcext:value-type="float">
            <text:p>0</text:p>
          </table:table-cell>
          <table:table-cell table:style-name="ce49" table:formula="of:=[.C3]*[.C27]" office:value-type="float" office:value="0" calcext:value-type="float">
            <text:p>0</text:p>
          </table:table-cell>
          <table:table-cell table:style-name="ce49" table:formula="of:=[.D3]*[.D27]" office:value-type="float" office:value="-0" calcext:value-type="float">
            <text:p>0</text:p>
          </table:table-cell>
          <table:table-cell table:style-name="ce49" table:formula="of:=[.E3]*[.E27]" office:value-type="float" office:value="0" calcext:value-type="float">
            <text:p>0</text:p>
          </table:table-cell>
          <table:table-cell table:style-name="ce49" table:formula="of:=[.F3]*[.F27]" office:value-type="float" office:value="0" calcext:value-type="float">
            <text:p>0</text:p>
          </table:table-cell>
          <table:table-cell table:style-name="ce49" table:formula="of:=[.G3]*[.G27]" office:value-type="float" office:value="0" calcext:value-type="float">
            <text:p>0</text:p>
          </table:table-cell>
          <table:table-cell table:style-name="ce49" table:formula="of:=[.H3]*[.H27]" office:value-type="float" office:value="0" calcext:value-type="float">
            <text:p>0</text:p>
          </table:table-cell>
          <table:table-cell table:style-name="ce49" table:formula="of:=[.I3]*[.I27]" office:value-type="float" office:value="-1" calcext:value-type="float">
            <text:p>-1</text:p>
          </table:table-cell>
          <table:table-cell table:style-name="ce49" table:formula="of:=[.J3]*[.J27]" office:value-type="float" office:value="1" calcext:value-type="float">
            <text:p>1</text:p>
          </table:table-cell>
          <table:table-cell table:style-name="ce49" table:formula="of:=[.K3]*[.K27]" office:value-type="float" office:value="0" calcext:value-type="float">
            <text:p>0</text:p>
          </table:table-cell>
          <table:table-cell table:style-name="ce94" table:formula="of:=SUM([.M27:.V27])" office:value-type="float" office:value="0" calcext:value-type="float">
            <text:p>0.00000E+00</text:p>
          </table:table-cell>
          <table:table-cell table:style-name="ce32" table:formula="of:=MAX([.M27:.V27])" office:value-type="float" office:value="1" calcext:value-type="float">
            <text:p>1.00</text:p>
          </table:table-cell>
          <table:table-cell table:formula="of:=MIN([.M27:.V27])" office:value-type="float" office:value="-1" calcext:value-type="float">
            <text:p>-1</text:p>
          </table:table-cell>
          <table:table-cell table:style-name="ce97" table:formula="of:=IF(ABS([.Y27])&gt;[.X27];([.W27]/ABS([.Y27]));([.W27]/[.X27]))" office:value-type="percentage" office:value="0" calcext:value-type="percentage">
            <text:p>0.00%</text:p>
          </table:table-cell>
        </table:table-row>
        <table:table-row table:style-name="ro4">
          <table:table-cell table:style-name="ce37"/>
          <table:table-cell table:style-name="ce49"/>
          <table:table-cell table:style-name="ce37" table:number-columns-repeated="9"/>
          <table:table-cell table:style-name="ce83" office:value-type="string" calcext:value-type="string">
            <text:p>C Balance</text:p>
          </table:table-cell>
          <table:table-cell table:style-name="ce49" table:formula="of:=[.B4]*[.B27]" office:value-type="float" office:value="0" calcext:value-type="float">
            <text:p>0</text:p>
          </table:table-cell>
          <table:table-cell table:style-name="ce49" table:formula="of:=[.C4]*[.C27]" office:value-type="float" office:value="0" calcext:value-type="float">
            <text:p>0</text:p>
          </table:table-cell>
          <table:table-cell table:style-name="ce49" table:formula="of:=[.D4]*[.D27]" office:value-type="float" office:value="-0.000000198412698412612" calcext:value-type="float">
            <text:p>-1.98412698412612E-07</text:p>
          </table:table-cell>
          <table:table-cell table:style-name="ce49" table:formula="of:=[.E4]*[.E27]" office:value-type="float" office:value="0" calcext:value-type="float">
            <text:p>0</text:p>
          </table:table-cell>
          <table:table-cell table:style-name="ce49" table:formula="of:=[.F4]*[.F27]" office:value-type="float" office:value="0" calcext:value-type="float">
            <text:p>0</text:p>
          </table:table-cell>
          <table:table-cell table:style-name="ce49" table:formula="of:=[.G4]*[.G27]" office:value-type="float" office:value="0" calcext:value-type="float">
            <text:p>0</text:p>
          </table:table-cell>
          <table:table-cell table:style-name="ce49" table:formula="of:=[.H4]*[.H27]" office:value-type="float" office:value="0" calcext:value-type="float">
            <text:p>0</text:p>
          </table:table-cell>
          <table:table-cell table:style-name="ce49" table:formula="of:=[.I4]*[.I27]" office:value-type="float" office:value="-0.0000248015873015874" calcext:value-type="float">
            <text:p>-2.48015873015874E-05</text:p>
          </table:table-cell>
          <table:table-cell table:style-name="ce49" table:formula="of:=[.J4]*[.J27]" office:value-type="float" office:value="0.000025" calcext:value-type="float">
            <text:p>2.5E-05</text:p>
          </table:table-cell>
          <table:table-cell table:style-name="ce49" table:formula="of:=[.K4]*[.K27]" office:value-type="float" office:value="0" calcext:value-type="float">
            <text:p>0</text:p>
          </table:table-cell>
          <table:table-cell table:style-name="ce94" table:formula="of:=SUM([.M28:.V28])" office:value-type="float" office:value="-2.41669087763493E-020" calcext:value-type="float">
            <text:p>-2.41669E-20</text:p>
          </table:table-cell>
          <table:table-cell table:style-name="ce32" table:formula="of:=MAX([.M28:.V28])" office:value-type="float" office:value="0.000025" calcext:value-type="float">
            <text:p>0.00</text:p>
          </table:table-cell>
          <table:table-cell table:formula="of:=MIN([.M28:.V28])" office:value-type="float" office:value="-0.0000248015873015874" calcext:value-type="float">
            <text:p>-2.48015873015874E-05</text:p>
          </table:table-cell>
          <table:table-cell table:style-name="ce97" table:formula="of:=IF(ABS([.Y28])&gt;[.X28];([.W28]/ABS([.Y28]));([.W28]/[.X28]))" office:value-type="percentage" office:value="-9.6667635105397E-016" calcext:value-type="percentage">
            <text:p>0.00%</text:p>
          </table:table-cell>
        </table:table-row>
        <table:table-row table:style-name="ro4">
          <table:table-cell table:style-name="ce37"/>
          <table:table-cell table:style-name="ce49"/>
          <table:table-cell table:style-name="ce37" table:number-columns-repeated="9"/>
          <table:table-cell table:style-name="ce83" office:value-type="string" calcext:value-type="string">
            <text:p>N Balance</text:p>
          </table:table-cell>
          <table:table-cell table:style-name="ce49" table:formula="of:=[.B5]*[.B27]" office:value-type="float" office:value="0" calcext:value-type="float">
            <text:p>0</text:p>
          </table:table-cell>
          <table:table-cell table:style-name="ce49" table:formula="of:=[.C5]*[.C27]" office:value-type="float" office:value="0" calcext:value-type="float">
            <text:p>0</text:p>
          </table:table-cell>
          <table:table-cell table:style-name="ce49" table:formula="of:=[.D5]*[.D27]" office:value-type="float" office:value="-0" calcext:value-type="float">
            <text:p>0</text:p>
          </table:table-cell>
          <table:table-cell table:style-name="ce49" table:formula="of:=[.E5]*[.E27]" office:value-type="float" office:value="0" calcext:value-type="float">
            <text:p>0</text:p>
          </table:table-cell>
          <table:table-cell table:style-name="ce49" table:formula="of:=[.F5]*[.F27]" office:value-type="float" office:value="0.058" calcext:value-type="float">
            <text:p>0.058</text:p>
          </table:table-cell>
          <table:table-cell table:style-name="ce49" table:formula="of:=[.G5]*[.G27]" office:value-type="float" office:value="0" calcext:value-type="float">
            <text:p>0</text:p>
          </table:table-cell>
          <table:table-cell table:style-name="ce49" table:formula="of:=[.H5]*[.H27]" office:value-type="float" office:value="0" calcext:value-type="float">
            <text:p>0</text:p>
          </table:table-cell>
          <table:table-cell table:style-name="ce49" table:formula="of:=[.I5]*[.I27]" office:value-type="float" office:value="-0.086" calcext:value-type="float">
            <text:p>-0.086</text:p>
          </table:table-cell>
          <table:table-cell table:style-name="ce49" table:formula="of:=[.J5]*[.J27]" office:value-type="float" office:value="0.028" calcext:value-type="float">
            <text:p>0.028</text:p>
          </table:table-cell>
          <table:table-cell table:style-name="ce49" table:formula="of:=[.K5]*[.K27]" office:value-type="float" office:value="0" calcext:value-type="float">
            <text:p>0</text:p>
          </table:table-cell>
          <table:table-cell table:style-name="ce94" table:formula="of:=SUM([.M29:.V29])" office:value-type="float" office:value="0" calcext:value-type="float">
            <text:p>0.00000E+00</text:p>
          </table:table-cell>
          <table:table-cell table:style-name="ce32" table:formula="of:=MAX([.M29:.V29])" office:value-type="float" office:value="0.058" calcext:value-type="float">
            <text:p>0.06</text:p>
          </table:table-cell>
          <table:table-cell table:formula="of:=MIN([.M29:.V29])" office:value-type="float" office:value="-0.086" calcext:value-type="float">
            <text:p>-0.086</text:p>
          </table:table-cell>
          <table:table-cell table:style-name="ce97" table:formula="of:=IF(ABS([.Y29])&gt;[.X29];([.W29]/ABS([.Y29]));([.W29]/[.X29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50"/>
          <table:table-cell table:style-name="ce36" table:number-columns-repeated="9"/>
          <table:table-cell table:style-name="ce84" office:value-type="string" calcext:value-type="string">
            <text:p>P Balance</text:p>
          </table:table-cell>
          <table:table-cell table:style-name="ce50" table:formula="of:=[.B6]*[.B27]" office:value-type="float" office:value="0" calcext:value-type="float">
            <text:p>0</text:p>
          </table:table-cell>
          <table:table-cell table:style-name="ce50" table:formula="of:=[.C6]*[.C27]" office:value-type="float" office:value="0" calcext:value-type="float">
            <text:p>0</text:p>
          </table:table-cell>
          <table:table-cell table:style-name="ce50" table:formula="of:=[.D6]*[.D27]" office:value-type="float" office:value="-0" calcext:value-type="float">
            <text:p>0</text:p>
          </table:table-cell>
          <table:table-cell table:style-name="ce50" table:formula="of:=[.E6]*[.E27]" office:value-type="float" office:value="0" calcext:value-type="float">
            <text:p>0</text:p>
          </table:table-cell>
          <table:table-cell table:style-name="ce50" table:formula="of:=[.F6]*[.F27]" office:value-type="float" office:value="0" calcext:value-type="float">
            <text:p>0</text:p>
          </table:table-cell>
          <table:table-cell table:style-name="ce50" table:formula="of:=[.G6]*[.G27]" office:value-type="float" office:value="0.01" calcext:value-type="float">
            <text:p>0.01</text:p>
          </table:table-cell>
          <table:table-cell table:style-name="ce50" table:formula="of:=[.H6]*[.H27]" office:value-type="float" office:value="0" calcext:value-type="float">
            <text:p>0</text:p>
          </table:table-cell>
          <table:table-cell table:style-name="ce50" table:formula="of:=[.I6]*[.I27]" office:value-type="float" office:value="-0.015" calcext:value-type="float">
            <text:p>-0.015</text:p>
          </table:table-cell>
          <table:table-cell table:style-name="ce50" table:formula="of:=[.J6]*[.J27]" office:value-type="float" office:value="0.005" calcext:value-type="float">
            <text:p>0.005</text:p>
          </table:table-cell>
          <table:table-cell table:style-name="ce50" table:formula="of:=[.K6]*[.K27]" office:value-type="float" office:value="0" calcext:value-type="float">
            <text:p>0</text:p>
          </table:table-cell>
          <table:table-cell table:style-name="ce95" table:formula="of:=SUM([.M30:.V30])" office:value-type="float" office:value="0" calcext:value-type="float">
            <text:p>0.00000E+00</text:p>
          </table:table-cell>
          <table:table-cell table:style-name="ce32" table:formula="of:=MAX([.M30:.V30])" office:value-type="float" office:value="0.01" calcext:value-type="float">
            <text:p>0.01</text:p>
          </table:table-cell>
          <table:table-cell table:formula="of:=MIN([.M30:.V30])" office:value-type="float" office:value="-0.015" calcext:value-type="float">
            <text:p>-0.015</text:p>
          </table:table-cell>
          <table:table-cell table:style-name="ce97" table:formula="of:=IF(ABS([.Y30])&gt;[.X30];([.W30]/ABS([.Y30]));([.W30]/[.X30]))" office:value-type="percentage" office:value="0" calcext:value-type="percentage">
            <text:p>0.00%</text:p>
          </table:table-cell>
        </table:table-row>
        <table:table-row table:style-name="ro4">
          <table:table-cell table:style-name="ce18"/>
          <table:table-cell table:number-columns-repeated="10"/>
          <table:table-cell table:style-name="ce83" office:value-type="string" calcext:value-type="string">
            <text:p>Overall</text:p>
          </table:table-cell>
          <table:table-cell table:number-columns-repeated="14"/>
        </table:table-row>
        <table:table-row table:style-name="ro4">
          <table:table-cell table:style-name="ce18" office:value-type="string" calcext:value-type="string">
            <text:p>HYDROLYSIS</text:p>
          </table:table-cell>
          <table:table-cell/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Units</text:p>
          </table:table-cell>
          <table:table-cell table:number-columns-repeated="2"/>
          <table:table-cell table:formula="of:=&quot;COD_VS&quot;" office:value-type="string" office:string-value="COD_VS" calcext:value-type="string">
            <text:p>COD_VS</text:p>
          </table:table-cell>
          <table:table-cell table:style-name="ce75" office:value-type="float" office:value="1.75" calcext:value-type="float">
            <office:annotation draw:style-name="gr4" draw:text-style-name="P2" svg:width="35.46mm" svg:height="22.91mm" svg:x="329.77mm" svg:y="150.91mm" draw:caption-point-x="-0.1mm" draw:caption-point-y="0.1mm">
              <dc:date>2016-10-19T00:00:00</dc:date>
              <text:p text:style-name="P1"><text:span text:style-name="T8">Edward Barry:</text:span></text:p>
              <text:p text:style-name="P1"><text:span text:style-name="T9">Based on composition of PPB as C H_1.8 O_0.38 N_0.18</text:span></text:p>
            </office:annotation>
            <text:p>1.75E+00</text:p>
          </table:table-cell>
          <table:table-cell office:value-type="string" calcext:value-type="string">
            <text:p>gCOD/gVS</text:p>
          </table:table-cell>
          <table:table-cell/>
          <table:table-cell table:style-name="ce18"/>
          <table:table-cell table:number-columns-repeated="14"/>
        </table:table-row>
        <table:table-row table:style-name="ro4">
          <table:table-cell table:formula="of:=&quot;fSSXS&quot;" office:value-type="string" office:string-value="fSSXS" calcext:value-type="string">
            <text:p>fSSXS</text:p>
          </table:table-cell>
          <table:table-cell table:style-name="ce51" office:value-type="float" office:value="0.16382408312061" calcext:value-type="float">
            <text:p>0.16382408312061</text:p>
          </table:table-cell>
          <table:table-cell table:style-name="ce34" office:value-type="float" office:value="0.155944446239226" calcext:value-type="float">
            <text:p>0.156</text:p>
          </table:table-cell>
          <table:table-cell table:style-name="ce34" office:value-type="float" office:value="0.171703720001993" calcext:value-type="float">
            <text:p>0.172</text:p>
          </table:table-cell>
          <table:table-cell office:value-type="string" calcext:value-type="string">
            <text:p>mg COD/mg COD</text:p>
          </table:table-cell>
          <table:table-cell table:number-columns-repeated="14"/>
          <table:table-cell table:style-name="ce90"/>
          <table:table-cell table:number-columns-repeated="6"/>
        </table:table-row>
        <table:table-row table:style-name="ro4">
          <table:table-cell table:formula="of:=&quot;fSAXS&quot;" office:value-type="string" office:string-value="fSAXS" calcext:value-type="string">
            <text:p>fSAXS</text:p>
          </table:table-cell>
          <table:table-cell table:style-name="ce51" office:value-type="float" office:value="0.166839250294608" calcext:value-type="float">
            <text:p>0.166839250294608</text:p>
          </table:table-cell>
          <table:table-cell table:style-name="ce34" office:value-type="float" office:value="0.158959613413225" calcext:value-type="float">
            <text:p>0.159</text:p>
          </table:table-cell>
          <table:table-cell table:style-name="ce34" office:value-type="float" office:value="0.174718887175992" calcext:value-type="float">
            <text:p>0.175</text:p>
          </table:table-cell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ICXS&quot;" office:value-type="string" office:string-value="fICXS" calcext:value-type="string">
            <text:p>fICXS</text:p>
          </table:table-cell>
          <table:table-cell table:style-name="ce52" office:value-type="float" office:value="0.00000130397073988691" calcext:value-type="float">
            <text:p>1.30E-06</text:p>
          </table:table-cell>
          <table:table-cell table:style-name="ce61" office:value-type="float" office:value="0.000000167" calcext:value-type="float">
            <text:p>1.67E-07</text:p>
          </table:table-cell>
          <table:table-cell table:style-name="ce61" office:value-type="float" office:value="0.000001338" calcext:value-type="float">
            <text:p>1.34E-06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4">
          <table:table-cell table:formula="of:=&quot;fH2XS&quot;" office:value-type="string" office:string-value="fH2XS" calcext:value-type="string">
            <text:p>fH2XS</text:p>
          </table:table-cell>
          <table:table-cell table:style-name="ce51" office:value-type="float" office:value="0.0844246808719705" calcext:value-type="float">
            <text:p>0.084424680871971</text:p>
          </table:table-cell>
          <table:table-cell table:style-name="ce34" office:value-type="float" office:value="0.0745751347702406" calcext:value-type="float">
            <text:p>0.075</text:p>
          </table:table-cell>
          <table:table-cell table:style-name="ce34" office:value-type="float" office:value="0.0942742269737004" calcext:value-type="float">
            <text:p>0.094</text:p>
          </table:table-cell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INXS&quot;" office:value-type="string" office:string-value="fINXS" calcext:value-type="string">
            <text:p>fINXS</text:p>
          </table:table-cell>
          <table:table-cell table:style-name="ce53" table:formula="of:=[.F7]" office:value-type="float" office:value="0.0116224644000413" calcext:value-type="float">
            <text:p>1.1622464E-02</text:p>
          </table:table-cell>
          <table:table-cell table:style-name="ce34" office:value-type="float" office:value="0.00619114326394451" calcext:value-type="float">
            <text:p>0.006</text:p>
          </table:table-cell>
          <table:table-cell table:style-name="ce34" office:value-type="float" office:value="0.0219504170267123" calcext:value-type="float">
            <text:p>0.022</text:p>
          </table:table-cell>
          <table:table-cell office:value-type="string" calcext:value-type="string">
            <text:p>mg N_NH3/mg COD</text:p>
          </table:table-cell>
          <table:table-cell table:number-columns-repeated="6"/>
          <table:table-cell table:style-name="ce18"/>
          <table:table-cell table:number-columns-repeated="14"/>
        </table:table-row>
        <table:table-row table:style-name="ro4">
          <table:table-cell table:formula="of:=&quot;fIPXS&quot;" office:value-type="string" office:string-value="fIPXS" calcext:value-type="string">
            <text:p>fIPXS</text:p>
          </table:table-cell>
          <table:table-cell table:style-name="ce53" table:formula="of:=[.G7]" office:value-type="float" office:value="0.00283454434189642" calcext:value-type="float">
            <text:p>2.8345443E-03</text:p>
          </table:table-cell>
          <table:table-cell table:style-name="ce34" office:value-type="float" office:value="0.00518608753927819" calcext:value-type="float">
            <text:p>0.005</text:p>
          </table:table-cell>
          <table:table-cell table:style-name="ce34" office:value-type="float" office:value="0.020945361302046" calcext:value-type="float">
            <text:p>0.021</text:p>
          </table:table-cell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SIXS&quot;" office:value-type="string" office:string-value="fSIXS" calcext:value-type="string">
            <text:p>fSIXS</text:p>
          </table:table-cell>
          <table:table-cell table:style-name="ce51" office:value-type="float" office:value="0.151820854092097" calcext:value-type="float">
            <text:p>0.1518208540920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g COD/mg COD</text:p>
          </table:table-cell>
          <table:table-cell table:number-columns-repeated="2"/>
          <table:table-cell table:style-name="ce47" office:value-type="string" calcext:value-type="string">
            <text:p>Legend</text:p>
          </table:table-cell>
          <table:table-cell table:style-name="ce47"/>
          <table:table-cell table:number-columns-repeated="17"/>
        </table:table-row>
        <table:table-row table:style-name="ro4">
          <table:table-cell table:formula="of:=&quot;fXIXS&quot;" office:value-type="string" office:string-value="fXIXS" calcext:value-type="string">
            <text:p>fXIXS</text:p>
          </table:table-cell>
          <table:table-cell table:style-name="ce51" office:value-type="float" office:value="0.433091131620715" calcext:value-type="float">
            <text:p>0.43309113162071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g COD/mg COD</text:p>
          </table:table-cell>
          <table:table-cell table:number-columns-repeated="2"/>
          <table:table-cell table:style-name="ce67"/>
          <table:table-cell table:style-name="ce47" office:value-type="string" calcext:value-type="string">
            <text:p>Detemined exp and fixed</text:p>
          </table:table-cell>
          <table:table-cell table:number-columns-repeated="2"/>
          <table:table-cell table:style-name="ce18"/>
          <table:table-cell table:number-columns-repeated="14"/>
        </table:table-row>
        <table:table-row table:style-name="ro4">
          <table:table-cell table:style-name="ce18"/>
          <table:table-cell table:style-name="ce25"/>
          <table:table-cell table:number-columns-repeated="5"/>
          <table:table-cell table:style-name="ce68"/>
          <table:table-cell table:style-name="ce47" office:value-type="string" calcext:value-type="string">
            <text:p>Manipulate</text:p>
          </table:table-cell>
          <table:table-cell table:number-columns-repeated="17"/>
        </table:table-row>
        <table:table-row table:style-name="ro4">
          <table:table-cell table:style-name="ce26" office:value-type="string" calcext:value-type="string" table:number-columns-spanned="2" table:number-rows-spanned="1">
            <text:p>PHOTOHETEROTROPHIC UPTAKE</text:p>
          </table:table-cell>
          <table:covered-table-cell table:style-name="ce26"/>
          <table:table-cell table:number-columns-repeated="5"/>
          <table:table-cell table:style-name="ce69"/>
          <table:table-cell table:style-name="ce47" office:value-type="string" calcext:value-type="string">
            <text:p>ADM1 Stoich balance fixed</text:p>
          </table:table-cell>
          <table:table-cell table:number-columns-repeated="17"/>
        </table:table-row>
        <table:table-row table:style-name="ro4">
          <table:table-cell table:formula="of:=&quot;fICPHAC&quot;" office:value-type="string" office:string-value="fICPHAC" calcext:value-type="string">
            <text:p>fICPHAC</text:p>
          </table:table-cell>
          <table:table-cell table:style-name="ce54" office:value-type="float" office:value="0.00000644841269841271" calcext:value-type="float">
            <text:p>6.44841269841271E-06</text:p>
          </table:table-cell>
          <table:table-cell table:formula="of:=+[.$B$43]-1.96*[.$B$43]/10" office:value-type="float" office:value="0.00000518452380952382" calcext:value-type="float">
            <text:p>5.18452380952382E-06</text:p>
          </table:table-cell>
          <table:table-cell table:formula="of:=+[.$B$43]+1.96*[.$B$43]/10" office:value-type="float" office:value="0.0000077123015873016" calcext:value-type="float">
            <text:p>7.7123015873016E-06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4">
          <table:table-cell table:formula="of:=&quot;fICPHSS&quot;" office:value-type="string" office:string-value="fICPHSS" calcext:value-type="string">
            <text:p>fICPHSS</text:p>
          </table:table-cell>
          <table:table-cell table:style-name="ce55" office:value-type="float" office:value="-0.00000124276144357903" calcext:value-type="float">
            <text:p>-1.24276144357903E-06</text:p>
          </table:table-cell>
          <table:table-cell table:formula="of:=+[.B44]-1.96*ABS([.B44])/10" office:value-type="float" office:value="-0.00000148634268652052" calcext:value-type="float">
            <text:p>-1.48634268652052E-06</text:p>
          </table:table-cell>
          <table:table-cell table:formula="of:=+[.B44]+1.96*ABS([.B44])/10" office:value-type="float" office:value="-0.00000099918020063754" calcext:value-type="float">
            <text:p>-9.9918020063754E-07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1">
          <table:table-cell table:style-name="ce18"/>
          <table:table-cell table:number-columns-repeated="25"/>
        </table:table-row>
        <table:table-row table:style-name="ro1">
          <table:table-cell table:style-name="ce18" office:value-type="string" calcext:value-type="string">
            <text:p>CHEMOHETEROTROPHIC UPTAKE</text:p>
          </table:table-cell>
          <table:table-cell table:number-columns-repeated="25"/>
        </table:table-row>
        <table:table-row table:style-name="ro4">
          <table:table-cell table:formula="of:=&quot;fACCH&quot;" office:value-type="string" office:string-value="fACCH" calcext:value-type="string">
            <text:p>fACCH</text:p>
          </table:table-cell>
          <table:table-cell table:style-name="ce54" office:value-type="float" office:value="0.6691" calcext:value-type="float">
            <text:p>0.6691</text:p>
          </table:table-cell>
          <table:table-cell table:number-columns-repeated="2"/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H2CH&quot;" office:value-type="string" office:string-value="fH2CH" calcext:value-type="string">
            <text:p>fH2CH</text:p>
          </table:table-cell>
          <table:table-cell table:style-name="ce54" table:formula="of:=+1-[.B47]" office:value-type="float" office:value="0.3309" calcext:value-type="float">
            <text:p>0.3309</text:p>
          </table:table-cell>
          <table:table-cell table:number-columns-repeated="2"/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1">
          <table:table-cell table:style-name="ce18"/>
          <table:table-cell table:number-columns-repeated="25"/>
        </table:table-row>
        <table:table-row table:style-name="ro1">
          <table:table-cell table:style-name="ce18" office:value-type="string" calcext:value-type="string">
            <text:p>AUTOTROPHIC UPTAKE</text:p>
          </table:table-cell>
          <table:table-cell table:number-columns-repeated="2"/>
          <table:table-cell table:style-name="ce47"/>
          <table:table-cell table:number-columns-repeated="22"/>
        </table:table-row>
        <table:table-row table:style-name="ro4">
          <table:table-cell table:formula="of:=&quot;fICAU&quot;" office:value-type="string" office:string-value="fICAU" calcext:value-type="string">
            <text:p>fICAU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47"/>
          <table:table-cell office:value-type="string" calcext:value-type="string">
            <text:p>mol HCO3_C/mol HCO3_C</text:p>
          </table:table-cell>
          <table:table-cell table:number-columns-repeated="21"/>
        </table:table-row>
        <table:table-row table:style-name="ro4">
          <table:table-cell table:formula="of:=&quot;fH2AU&quot;" office:value-type="string" office:string-value="fH2AU" calcext:value-type="string">
            <text:p>fH2AU</text:p>
          </table:table-cell>
          <table:table-cell table:style-name="ce56" table:formula="of:=+[.B71]" office:value-type="float" office:value="40319.9999999998" calcext:value-type="float">
            <office:annotation draw:style-name="gr5" draw:text-style-name="P4" svg:width="27.78mm" svg:height="9.77mm" svg:x="62.99mm" svg:y="232.25mm" draw:caption-point-x="-5.66mm" draw:caption-point-y="14.72mm">
              <dc:date>2016-10-19T00:00:00</dc:date>
              <text:p text:style-name="P3"><text:span text:style-name="T10">Out by factor of 12000</text:span></text:p>
            </office:annotation>
            <text:p>40320.00</text:p>
          </table:table-cell>
          <table:table-cell table:style-name="ce54"/>
          <table:table-cell table:style-name="ce47"/>
          <table:table-cell office:value-type="string" calcext:value-type="string">
            <text:p>mg COD/mol HCO3_C</text:p>
          </table:table-cell>
          <table:table-cell table:number-columns-repeated="21"/>
        </table:table-row>
        <table:table-row table:style-name="ro1">
          <table:table-cell table:style-name="ce18"/>
          <table:table-cell table:number-columns-repeated="2"/>
          <table:table-cell table:style-name="ce47" table:number-columns-repeated="2"/>
          <table:table-cell table:number-columns-repeated="21"/>
        </table:table-row>
        <table:table-row table:style-name="ro1">
          <table:table-cell table:style-name="ce18" office:value-type="string" calcext:value-type="string">
            <text:p>NUTRIENT UPTAKE</text:p>
          </table:table-cell>
          <table:table-cell table:number-columns-repeated="25"/>
        </table:table-row>
        <table:table-row table:style-name="ro4">
          <table:table-cell table:formula="of:=&quot;fNB&quot;" office:value-type="string" office:string-value="fNB" calcext:value-type="string">
            <text:p>fNB</text:p>
          </table:table-cell>
          <table:table-cell table:style-name="ce57" office:value-type="float" office:value="0.086" calcext:value-type="float">
            <text:p>0.086</text:p>
          </table:table-cell>
          <table:table-cell table:style-name="ce21" office:value-type="float" office:value="0.0629216780733956" calcext:value-type="float">
            <text:p>0.062921678073396</text:p>
          </table:table-cell>
          <table:table-cell table:style-name="ce21" office:value-type="float" office:value="0.0874783219266044" calcext:value-type="float">
            <text:p>0.087478321926604</text:p>
          </table:table-cell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SI&quot;" office:value-type="string" office:string-value="fNSI" calcext:value-type="string">
            <text:p>fNSI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XS&quot;" office:value-type="string" office:string-value="fNXS" calcext:value-type="string">
            <text:p>fNXS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XI&quot;" office:value-type="string" office:string-value="fNXI" calcext:value-type="string">
            <text:p>fNXI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PB&quot;" office:value-type="string" office:string-value="fPB" calcext:value-type="string">
            <text:p>fPB</text:p>
          </table:table-cell>
          <table:table-cell table:style-name="ce57"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PSI&quot;" office:value-type="string" office:string-value="fPSI" calcext:value-type="string">
            <text:p>fPSI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PXS&quot;" office:value-type="string" office:string-value="fPXS" calcext:value-type="string">
            <text:p>fPXS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office:value-type="float" office:value="0.415088014287189" calcext:value-type="float">
            <text:p>0.415088014287189</text:p>
          </table:table-cell>
          <table:table-cell office:value-type="float" office:value="1.00505572466632" calcext:value-type="float">
            <text:p>1.00505572466632</text:p>
          </table:table-cell>
          <table:table-cell table:number-columns-repeated="19"/>
        </table:table-row>
        <table:table-row table:style-name="ro4">
          <table:table-cell table:formula="of:=&quot;fPXI&quot;" office:value-type="string" office:string-value="fPXI" calcext:value-type="string">
            <text:p>fPXI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B</text:p>
          </table:table-cell>
          <table:table-cell table:style-name="ce54" table:formula="of:=[.I4]" office:value-type="float" office:value="0.0000248015873015874" calcext:value-type="float">
            <text:p>2.48015873015874E-05</text:p>
          </table:table-cell>
          <table:table-cell table:number-columns-repeated="2"/>
          <table:table-cell office:value-type="string" calcext:value-type="string">
            <text:p>g C/g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SI</text:p>
          </table:table-cell>
          <table:table-cell table:style-name="ce54" table:formula="of:=[.H4]" office:value-type="float" office:value="0.000025" calcext:value-type="float">
            <text:p>2.5E-05</text:p>
          </table:table-cell>
          <table:table-cell table:number-columns-repeated="2"/>
          <table:table-cell office:value-type="string" calcext:value-type="string">
            <text:p>gC/g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XS</text:p>
          </table:table-cell>
          <table:table-cell table:style-name="ce54" table:formula="of:=[.J4]" office:value-type="float" office:value="0.000025" calcext:value-type="float">
            <text:p>2.5E-05</text:p>
          </table:table-cell>
          <table:table-cell table:number-columns-repeated="2"/>
          <table:table-cell office:value-type="string" calcext:value-type="string">
            <text:p>gC/gCOD</text:p>
          </table:table-cell>
          <table:table-cell table:number-columns-repeated="21"/>
        </table:table-row>
        <table:table-row table:style-name="ro4">
          <table:table-cell table:style-name="ce38" office:value-type="string" calcext:value-type="string">
            <text:p>fCXI</text:p>
          </table:table-cell>
          <table:table-cell table:style-name="ce54" table:formula="of:=[.K4]" office:value-type="float" office:value="0.000025" calcext:value-type="float">
            <text:p>2.5E-05</text:p>
          </table:table-cell>
          <table:table-cell table:number-columns-repeated="24"/>
        </table:table-row>
        <table:table-row table:style-name="ro1">
          <table:table-cell table:style-name="ce18"/>
          <table:table-cell table:number-columns-repeated="25"/>
        </table:table-row>
        <table:table-row table:style-name="ro4">
          <table:table-cell table:style-name="ce18" office:value-type="string" calcext:value-type="string">
            <text:p>BIOMASS YIELDS</text:p>
          </table:table-cell>
          <table:table-cell table:number-columns-repeated="3"/>
          <table:table-cell table:style-name="ce25"/>
          <table:table-cell table:number-columns-repeated="21"/>
        </table:table-row>
        <table:table-row table:style-name="ro4">
          <table:table-cell table:formula="of:=&quot;Y_pb_ph&quot;" office:value-type="string" office:string-value="Y_pb_ph" calcext:value-type="string">
            <text:p>Y_pb_ph</text:p>
          </table:table-cell>
          <table:table-cell table:style-name="ce58" office:value-type="float" office:value="0.999999999999998" calcext:value-type="float">
            <text:p>1.00</text:p>
          </table:table-cell>
          <table:table-cell table:number-columns-repeated="2"/>
          <table:table-cell table:style-name="ce25"/>
          <table:table-cell table:number-columns-repeated="21"/>
        </table:table-row>
        <table:table-row table:style-name="ro4">
          <table:table-cell table:formula="of:=&quot;Y_pb_ch&quot;" office:value-type="string" office:string-value="Y_pb_ch" calcext:value-type="string">
            <text:p>Y_pb_ch</text:p>
          </table:table-cell>
          <table:table-cell table:style-name="ce59" office:value-type="float" office:value="0.680705638006345" calcext:value-type="float">
            <text:p>0.6807</text:p>
          </table:table-cell>
          <table:table-cell office:value-type="float" office:value="0.318724942878661" calcext:value-type="float">
            <text:p>0.318724942878661</text:p>
          </table:table-cell>
          <table:table-cell office:value-type="float" office:value="0.764481424727289" calcext:value-type="float">
            <text:p>0.764481424727289</text:p>
          </table:table-cell>
          <table:table-cell table:style-name="ce25"/>
          <table:table-cell table:number-columns-repeated="21"/>
        </table:table-row>
        <table:table-row table:style-name="ro4">
          <table:table-cell table:formula="of:=&quot;Y_pb_a&quot;" office:value-type="string" office:string-value="Y_pb_a" calcext:value-type="string">
            <text:p>Y_pb_a</text:p>
          </table:table-cell>
          <table:table-cell table:style-name="ce58" office:value-type="float" office:value="40319.9999999998" calcext:value-type="float">
            <text:p>40320.00</text:p>
          </table:table-cell>
          <table:table-cell office:value-type="float" office:value="38678.4" calcext:value-type="float">
            <text:p>38678.4</text:p>
          </table:table-cell>
          <table:table-cell office:value-type="float" office:value="42441.6" calcext:value-type="float">
            <text:p>42441.6</text:p>
          </table:table-cell>
          <table:table-cell table:style-name="ce25"/>
          <table:table-cell table:number-columns-repeated="21"/>
        </table:table-row>
        <table:table-row table:style-name="ro4">
          <table:table-cell table:style-name="ce18"/>
          <table:table-cell table:number-columns-repeated="3"/>
          <table:table-cell table:style-name="ce25"/>
          <table:table-cell table:number-columns-repeated="21"/>
        </table:table-row>
        <table:table-row table:style-name="ro4">
          <table:table-cell table:style-name="ce18" office:value-type="string" calcext:value-type="string">
            <text:p>DECAY STOICHIOMETRY</text:p>
          </table:table-cell>
          <table:table-cell table:number-columns-repeated="3"/>
          <table:table-cell table:style-name="ce25"/>
          <table:table-cell table:number-columns-repeated="21"/>
        </table:table-row>
        <table:table-row table:style-name="ro4">
          <table:table-cell table:style-name="ce18"/>
          <table:table-cell table:number-columns-repeated="3"/>
          <table:table-cell table:style-name="ce25"/>
          <table:table-cell table:number-columns-repeated="21"/>
        </table:table-row>
        <table:table-row table:style-name="ro4">
          <table:table-cell table:style-name="ce18" office:value-type="string" calcext:value-type="string">
            <text:p>fICDEC</text:p>
          </table:table-cell>
          <table:table-cell table:style-name="ce60" table:formula="of:=[.D27]" office:value-type="float" office:value="-0.000000198412698412612" calcext:value-type="float">
            <text:p>-1.9841270E-07</text:p>
          </table:table-cell>
          <table:table-cell table:number-columns-repeated="2"/>
          <table:table-cell table:style-name="ce25"/>
          <table:table-cell table:number-columns-repeated="21"/>
        </table:table-row>
        <table:table-row table:style-name="ro1">
          <table:table-cell table:style-name="ce18" office:value-type="string" calcext:value-type="string">
            <text:p>fINDEC</text:p>
          </table:table-cell>
          <table:table-cell table:style-name="ce60" table:formula="of:=[.F27]" office:value-type="float" office:value="0.058" calcext:value-type="float">
            <text:p>5.8000000E-02</text:p>
          </table:table-cell>
          <table:table-cell table:number-columns-repeated="24"/>
        </table:table-row>
        <table:table-row table:style-name="ro1">
          <table:table-cell table:style-name="ce18" office:value-type="string" calcext:value-type="string">
            <text:p>fIPDEC</text:p>
          </table:table-cell>
          <table:table-cell table:style-name="ce60" table:formula="of:=[.G27]" office:value-type="float" office:value="0.01" calcext:value-type="float">
            <text:p>1.0000000E-02</text:p>
          </table:table-cell>
          <table:table-cell table:number-columns-repeated="24"/>
        </table:table-row>
        <table:table-row table:style-name="ro1">
          <table:table-cell table:style-name="ce18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1:45:25.897402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00:24.850220080</meta:creation-date>
    <dc:date>2016-10-25T13:55:06.192997525</dc:date>
    <meta:editing-duration>P4DT21H25M</meta:editing-duration>
    <meta:editing-cycles>6</meta:editing-cycles>
    <meta:generator>LibreOffice/5.2.2.2.0$Linux_X86_64 LibreOffice_project/20m0$Build-2</meta:generator>
    <meta:document-statistic meta:table-count="4" meta:cell-count="940" meta:object-count="0"/>
  </office:meta>
</office:document-meta>
</file>